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4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3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20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2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7"/>
        </table:table-row>
        <table:table-row table:style-name="ro2">
          <table:table-cell table:number-columns-repeated="8" table:style-name="ce80"/>
          <table:table-cell table:style-name="ce77"/>
          <table:table-cell table:style-name="ce79"/>
          <table:table-cell table:style-name="ce77"/>
          <table:table-cell office:value-type="string" table:style-name="ce78">
            <text:p><text:s text:c="3"/>單位︰人</text:p>
          </table:table-cell>
          <table:table-cell table:number-columns-repeated="16372" table:style-name="ce77"/>
        </table:table-row>
        <table:table-row table:style-name="ro3">
          <table:table-cell office:value-type="string" table:number-columns-spanned="1" table:number-rows-spanned="4" table:style-name="ce207">
            <text:p>年月別</text:p>
          </table:table-cell>
          <table:table-cell office:value-type="string" table:number-columns-spanned="1" table:number-rows-spanned="4" table:style-name="ce208">
            <text:p>性別</text:p>
          </table:table-cell>
          <table:table-cell office:value-type="string" table:style-name="ce76">
            <text:p>婚生、非婚生及無依兒童</text:p>
          </table:table-cell>
          <table:table-cell table:number-columns-repeated="2" table:style-name="ce75"/>
          <table:table-cell table:style-name="ce74"/>
          <table:table-cell office:value-type="string" table:number-columns-spanned="3" table:number-rows-spanned="1" table:style-name="ce21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2">
            <text:p>合計</text:p>
          </table:table-cell>
          <table:table-cell office:value-type="string" table:number-columns-spanned="1" table:number-rows-spanned="3" table:style-name="ce202">
            <text:p>婚生</text:p>
          </table:table-cell>
          <table:table-cell office:value-type="string" table:number-columns-spanned="1" table:number-rows-spanned="3" table:style-name="ce203">
            <text:p>非婚生</text:p>
          </table:table-cell>
          <table:table-cell office:value-type="string" table:number-columns-spanned="1" table:number-rows-spanned="3" table:style-name="ce202">
            <text:p>無依兒童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5">
            <text:p>87 年</text:p>
          </table:table-cell>
          <table:table-cell office:value-type="string" table:style-name="ce47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206">
            <text:p><text:s text:c="3"/>257,546</text:p>
          </table:table-cell>
          <table:table-cell office:value-type="float" office:value="13904" table:number-columns-spanned="2" table:number-rows-spanned="3" table:style-name="ce209">
            <text:p>13,904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1462" table:style-name="ce43">
            <text:p><text:s text:c="3"/>141,462</text:p>
          </table:table-cell>
          <table:table-cell office:value-type="float" office:value="136648" table:style-name="ce71">
            <text:p><text:s text:c="3"/>136,648</text:p>
          </table:table-cell>
          <table:table-cell office:value-type="float" office:value="4773" table:style-name="ce43">
            <text:p><text:s text:c="3"/>4,773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9988" table:style-name="ce40">
            <text:p><text:s text:c="3"/>129,988</text:p>
          </table:table-cell>
          <table:table-cell office:value-type="float" office:value="125433" table:style-name="ce71">
            <text:p><text:s text:c="3"/>125,433</text:p>
          </table:table-cell>
          <table:table-cell office:value-type="float" office:value="4521" table:style-name="ce40">
            <text:p><text:s text:c="3"/>4,521</text:p>
          </table:table-cell>
          <table:table-cell office:value-type="float" office:value="34" table:style-name="ce7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88 年</text:p>
          </table:table-cell>
          <table:table-cell office:value-type="string" table:style-name="ce47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72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66505" table:number-columns-spanned="1" table:number-rows-spanned="3" table:style-name="ce206">
            <text:p><text:s text:c="3"/>266,505</text:p>
          </table:table-cell>
          <table:table-cell office:value-type="float" office:value="17156" table:number-columns-spanned="2" table:number-rows-spanned="3" table:style-name="ce211">
            <text:p>17,156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8042" table:style-name="ce43">
            <text:p><text:s text:c="3"/>148,042</text:p>
          </table:table-cell>
          <table:table-cell office:value-type="float" office:value="143281" table:style-name="ce71">
            <text:p><text:s text:c="3"/>143,281</text:p>
          </table:table-cell>
          <table:table-cell office:value-type="float" office:value="4720" table:style-name="ce43">
            <text:p><text:s text:c="3"/>4,720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35619" table:style-name="ce40">
            <text:p><text:s text:c="3"/>135,619</text:p>
          </table:table-cell>
          <table:table-cell office:value-type="float" office:value="131214" table:style-name="ce70">
            <text:p><text:s text:c="3"/>131,214</text:p>
          </table:table-cell>
          <table:table-cell office:value-type="float" office:value="4363" table:style-name="ce40">
            <text:p><text:s text:c="3"/>4,363</text:p>
          </table:table-cell>
          <table:table-cell office:value-type="float" office:value="42" table:style-name="ce7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89 年</text:p>
          </table:table-cell>
          <table:table-cell office:value-type="string" table:style-name="ce47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206">
            <text:p><text:s text:c="3"/>282,073</text:p>
          </table:table-cell>
          <table:table-cell office:value-type="float" office:value="23239" table:number-columns-spanned="2" table:number-rows-spanned="3" table:style-name="ce209">
            <text:p>23,239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59726" table:style-name="ce43">
            <text:p><text:s text:c="3"/>159,726</text:p>
          </table:table-cell>
          <table:table-cell office:value-type="float" office:value="154636" table:style-name="ce71">
            <text:p><text:s text:c="3"/>154,636</text:p>
          </table:table-cell>
          <table:table-cell office:value-type="float" office:value="5048" table:style-name="ce43">
            <text:p><text:s text:c="3"/>5,048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45586" table:style-name="ce40">
            <text:p><text:s text:c="3"/>145,586</text:p>
          </table:table-cell>
          <table:table-cell office:value-type="float" office:value="140658" table:style-name="ce70">
            <text:p><text:s text:c="3"/>140,658</text:p>
          </table:table-cell>
          <table:table-cell office:value-type="float" office:value="4904" table:style-name="ce40">
            <text:p><text:s text:c="3"/>4,904</text:p>
          </table:table-cell>
          <table:table-cell office:value-type="float" office:value="24" table:style-name="ce70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90 年</text:p>
          </table:table-cell>
          <table:table-cell office:value-type="string" table:style-name="ce47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206">
            <text:p><text:s text:c="3"/>232,608</text:p>
          </table:table-cell>
          <table:table-cell office:value-type="float" office:value="27746" table:number-columns-spanned="2" table:number-rows-spanned="3" table:style-name="ce211">
            <text:p>27,746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35596" table:style-name="ce43">
            <text:p><text:s text:c="3"/>135,596</text:p>
          </table:table-cell>
          <table:table-cell office:value-type="float" office:value="130704" table:style-name="ce71">
            <text:p><text:s text:c="3"/>130,704</text:p>
          </table:table-cell>
          <table:table-cell office:value-type="float" office:value="4856" table:style-name="ce43">
            <text:p><text:s text:c="3"/>4,856</text:p>
          </table:table-cell>
          <table:table-cell office:value-type="float" office:value="36" table:style-name="ce7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4758" table:style-name="ce40">
            <text:p><text:s text:c="3"/>124,758</text:p>
          </table:table-cell>
          <table:table-cell office:value-type="float" office:value="120154" table:style-name="ce70">
            <text:p><text:s text:c="3"/>120,154</text:p>
          </table:table-cell>
          <table:table-cell office:value-type="float" office:value="4577" table:style-name="ce40">
            <text:p><text:s text:c="3"/>4,577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91 年</text:p>
          </table:table-cell>
          <table:table-cell office:value-type="string" table:style-name="ce47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206">
            <text:p><text:s text:c="3"/>216,697</text:p>
          </table:table-cell>
          <table:table-cell office:value-type="float" office:value="30833" table:number-columns-spanned="2" table:number-rows-spanned="3" table:style-name="ce211">
            <text:p>30,833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29537" table:style-name="ce43">
            <text:p><text:s text:c="3"/>129,537</text:p>
          </table:table-cell>
          <table:table-cell office:value-type="float" office:value="124804" table:style-name="ce71">
            <text:p><text:s text:c="3"/>124,804</text:p>
          </table:table-cell>
          <table:table-cell office:value-type="float" office:value="4698" table:style-name="ce43">
            <text:p><text:s text:c="3"/>4,69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17993" table:style-name="ce40">
            <text:p><text:s text:c="3"/>117,993</text:p>
          </table:table-cell>
          <table:table-cell office:value-type="float" office:value="113717" table:style-name="ce70">
            <text:p><text:s text:c="3"/>113,717</text:p>
          </table:table-cell>
          <table:table-cell office:value-type="float" office:value="4247" table:style-name="ce40">
            <text:p><text:s text:c="3"/>4,247</text:p>
          </table:table-cell>
          <table:table-cell office:value-type="float" office:value="29" table:style-name="ce70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3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206">
            <text:p><text:s text:c="3"/>196,722</text:p>
          </table:table-cell>
          <table:table-cell office:value-type="float" office:value="30348" table:number-columns-spanned="2" table:number-rows-spanned="3" table:style-name="ce211">
            <text:p>30,348<text:s/></text:p>
          </table:table-cell>
          <table:covered-table-cell/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2 年</text:p>
          </table:table-cell>
          <table:table-cell office:value-type="string" table:style-name="ce44">
            <text:p>男</text:p>
          </table:table-cell>
          <table:table-cell office:value-type="float" office:value="118984" table:style-name="ce43">
            <text:p><text:s text:c="3"/>118,984</text:p>
          </table:table-cell>
          <table:table-cell office:value-type="float" office:value="114801" table:style-name="ce71">
            <text:p><text:s text:c="3"/>114,801</text:p>
          </table:table-cell>
          <table:table-cell office:value-type="float" office:value="4148" table:style-name="ce43">
            <text:p><text:s text:c="3"/>4,14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5">
            <text:p>女</text:p>
          </table:table-cell>
          <table:table-cell office:value-type="float" office:value="108086" table:style-name="ce40">
            <text:p><text:s text:c="3"/>108,086</text:p>
          </table:table-cell>
          <table:table-cell office:value-type="float" office:value="104177" table:style-name="ce70">
            <text:p><text:s text:c="3"/>104,177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172">
            <text:p><text:s text:c="3"/>187,753</text:p>
          </table:table-cell>
          <table:table-cell office:value-type="float" office:value="11206" table:style-name="ce172">
            <text:p><text:s text:c="3"/>11,206</text:p>
          </table:table-cell>
          <table:table-cell office:value-type="float" office:value="17460" table:style-name="ce173">
            <text:p><text:s text:c="3"/>17,46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3 年</text:p>
          </table:table-cell>
          <table:table-cell office:value-type="string" table:style-name="ce44">
            <text:p>男</text:p>
          </table:table-cell>
          <table:table-cell office:value-type="float" office:value="113639" table:style-name="ce60">
            <text:p><text:s text:c="3"/>113,639</text:p>
          </table:table-cell>
          <table:table-cell office:value-type="float" office:value="109450" table:style-name="ce60">
            <text:p><text:s text:c="3"/>109,450</text:p>
          </table:table-cell>
          <table:table-cell office:value-type="float" office:value="4156" table:style-name="ce43">
            <text:p><text:s text:c="3"/>4,156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98704" table:style-name="ce174">
            <text:p><text:s text:c="3"/>98,704</text:p>
          </table:table-cell>
          <table:table-cell office:value-type="float" office:value="5885" table:style-name="ce174">
            <text:p><text:s text:c="3"/>5,885</text:p>
          </table:table-cell>
          <table:table-cell office:value-type="float" office:value="9050" table:style-name="ce17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55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0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175">
            <text:p><text:s text:c="3"/>89,049</text:p>
          </table:table-cell>
          <table:table-cell office:value-type="float" office:value="5321" table:style-name="ce175">
            <text:p><text:s text:c="3"/>5,321</text:p>
          </table:table-cell>
          <table:table-cell office:value-type="float" office:value="8410" table:style-name="ce175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3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172">
            <text:p><text:s text:c="3"/>179,345</text:p>
          </table:table-cell>
          <table:table-cell office:value-type="float" office:value="10022" table:style-name="ce172">
            <text:p><text:s text:c="3"/>10,022</text:p>
          </table:table-cell>
          <table:table-cell office:value-type="float" office:value="16487" table:style-name="ce173">
            <text:p><text:s text:c="3"/>16,487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4 年</text:p>
          </table:table-cell>
          <table:table-cell office:value-type="string" table:style-name="ce44">
            <text:p>男</text:p>
          </table:table-cell>
          <table:table-cell office:value-type="float" office:value="107378" table:style-name="ce43">
            <text:p><text:s text:c="3"/>107,378</text:p>
          </table:table-cell>
          <table:table-cell office:value-type="float" office:value="103143" table:style-name="ce43">
            <text:p><text:s text:c="3"/>103,143</text:p>
          </table:table-cell>
          <table:table-cell office:value-type="float" office:value="4216" table:style-name="ce43">
            <text:p><text:s text:c="3"/>4,216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3527" table:style-name="ce176">
            <text:p><text:s text:c="3"/>93,527</text:p>
          </table:table-cell>
          <table:table-cell office:value-type="float" office:value="5219" table:style-name="ce176">
            <text:p><text:s text:c="3"/>5,219</text:p>
          </table:table-cell>
          <table:table-cell office:value-type="float" office:value="8632" table:style-name="ce17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8476" table:style-name="ce40">
            <text:p><text:s text:c="3"/>98,476</text:p>
          </table:table-cell>
          <table:table-cell office:value-type="float" office:value="94429" table:style-name="ce40">
            <text:p><text:s text:c="3"/>94,429</text:p>
          </table:table-cell>
          <table:table-cell office:value-type="float" office:value="4029" table:style-name="ce40">
            <text:p><text:s text:c="3"/>4,029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85818" table:style-name="ce178">
            <text:p><text:s text:c="3"/>85,818</text:p>
          </table:table-cell>
          <table:table-cell office:value-type="float" office:value="4803" table:style-name="ce178">
            <text:p><text:s text:c="3"/>4,803</text:p>
          </table:table-cell>
          <table:table-cell office:value-type="float" office:value="7855" table:style-name="ce17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172">
            <text:p><text:s text:c="3"/>180,556</text:p>
          </table:table-cell>
          <table:table-cell office:value-type="float" office:value="10423" table:style-name="ce172">
            <text:p><text:s text:c="3"/>10,423</text:p>
          </table:table-cell>
          <table:table-cell office:value-type="float" office:value="13480" table:style-name="ce173">
            <text:p><text:s text:c="3"/>13,48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5 年</text:p>
          </table:table-cell>
          <table:table-cell office:value-type="string" table:style-name="ce44">
            <text:p>男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102503" table:style-name="ce43">
            <text:p><text:s text:c="3"/>102,503</text:p>
          </table:table-cell>
          <table:table-cell office:value-type="float" office:value="4414" table:style-name="ce43">
            <text:p><text:s text:c="3"/>4,41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4517" table:style-name="ce176">
            <text:p><text:s text:c="3"/>94,517</text:p>
          </table:table-cell>
          <table:table-cell office:value-type="float" office:value="5479" table:style-name="ce176">
            <text:p><text:s text:c="3"/>5,479</text:p>
          </table:table-cell>
          <table:table-cell office:value-type="float" office:value="6940" table:style-name="ce17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7523" table:style-name="ce40">
            <text:p><text:s text:c="3"/>97,523</text:p>
          </table:table-cell>
          <table:table-cell office:value-type="float" office:value="93361" table:style-name="ce40">
            <text:p><text:s text:c="3"/>93,361</text:p>
          </table:table-cell>
          <table:table-cell office:value-type="float" office:value="4146" table:style-name="ce40">
            <text:p><text:s text:c="3"/>4,14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6039" table:style-name="ce178">
            <text:p><text:s text:c="3"/>86,039</text:p>
          </table:table-cell>
          <table:table-cell office:value-type="float" office:value="4944" table:style-name="ce178">
            <text:p><text:s text:c="3"/>4,944</text:p>
          </table:table-cell>
          <table:table-cell office:value-type="float" office:value="6540" table:style-name="ce17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172">
            <text:p><text:s text:c="3"/>183,509</text:p>
          </table:table-cell>
          <table:table-cell office:value-type="float" office:value="10117" table:style-name="ce172">
            <text:p><text:s text:c="3"/>10,117</text:p>
          </table:table-cell>
          <table:table-cell office:value-type="float" office:value="10788" table:style-name="ce173">
            <text:p><text:s text:c="3"/>10,78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6 年</text:p>
          </table:table-cell>
          <table:table-cell office:value-type="string" table:style-name="ce44">
            <text:p>男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102245" table:style-name="ce43">
            <text:p><text:s text:c="3"/>102,245</text:p>
          </table:table-cell>
          <table:table-cell office:value-type="float" office:value="4617" table:style-name="ce43">
            <text:p><text:s text:c="3"/>4,61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5896" table:style-name="ce176">
            <text:p><text:s text:c="3"/>95,896</text:p>
          </table:table-cell>
          <table:table-cell office:value-type="float" office:value="5328" table:style-name="ce176">
            <text:p><text:s text:c="3"/>5,328</text:p>
          </table:table-cell>
          <table:table-cell office:value-type="float" office:value="5674" table:style-name="ce17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4">
            <text:p>女</text:p>
          </table:table-cell>
          <table:table-cell office:value-type="float" office:value="97516" table:style-name="ce40">
            <text:p><text:s text:c="3"/>97,516</text:p>
          </table:table-cell>
          <table:table-cell office:value-type="float" office:value="93130" table:style-name="ce40">
            <text:p><text:s text:c="3"/>93,130</text:p>
          </table:table-cell>
          <table:table-cell office:value-type="float" office:value="4362" table:style-name="ce40">
            <text:p><text:s text:c="3"/>4,36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87613" table:style-name="ce178">
            <text:p><text:s text:c="3"/>87,613</text:p>
          </table:table-cell>
          <table:table-cell office:value-type="float" office:value="4789" table:style-name="ce178">
            <text:p><text:s text:c="3"/>4,789</text:p>
          </table:table-cell>
          <table:table-cell office:value-type="float" office:value="5114" table:style-name="ce17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198733" table:style-name="ce63">
            <text:p><text:s text:c="3"/>198,733</text:p>
          </table:table-cell>
          <table:table-cell office:value-type="float" office:value="190498" table:style-name="ce63">
            <text:p><text:s text:c="3"/>190,498</text:p>
          </table:table-cell>
          <table:table-cell office:value-type="float" office:value="8195" table:style-name="ce63">
            <text:p><text:s text:c="3"/>8,19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179647" table:style-name="ce180">
            <text:p><text:s text:c="3"/>179,647</text:p>
          </table:table-cell>
          <table:table-cell office:value-type="float" office:value="9834" table:style-name="ce180">
            <text:p><text:s text:c="3"/>9,834</text:p>
          </table:table-cell>
          <table:table-cell office:value-type="float" office:value="9252" table:style-name="ce181">
            <text:p><text:s text:c="3"/>9,252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7 年</text:p>
          </table:table-cell>
          <table:table-cell office:value-type="string" table:style-name="ce44">
            <text:p>男</text:p>
          </table:table-cell>
          <table:table-cell office:value-type="float" office:value="103937" table:style-name="ce61">
            <text:p><text:s text:c="3"/>103,937</text:p>
          </table:table-cell>
          <table:table-cell office:value-type="float" office:value="99790" table:style-name="ce61">
            <text:p><text:s text:c="3"/>99,790</text:p>
          </table:table-cell>
          <table:table-cell office:value-type="float" office:value="4124" table:style-name="ce61">
            <text:p><text:s text:c="3"/>4,124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93858" table:style-name="ce182">
            <text:p><text:s text:c="3"/>93,858</text:p>
          </table:table-cell>
          <table:table-cell office:value-type="float" office:value="5211" table:style-name="ce182">
            <text:p><text:s text:c="3"/>5,211</text:p>
          </table:table-cell>
          <table:table-cell office:value-type="float" office:value="4868" table:style-name="ce17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4796" table:style-name="ce57">
            <text:p><text:s text:c="3"/>94,796</text:p>
          </table:table-cell>
          <table:table-cell office:value-type="float" office:value="90708" table:style-name="ce57">
            <text:p><text:s text:c="3"/>90,708</text:p>
          </table:table-cell>
          <table:table-cell office:value-type="float" office:value="4071" table:style-name="ce57">
            <text:p><text:s text:c="3"/>4,07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5789" table:style-name="ce183">
            <text:p><text:s text:c="3"/>85,789</text:p>
          </table:table-cell>
          <table:table-cell office:value-type="float" office:value="4623" table:style-name="ce183">
            <text:p><text:s text:c="3"/>4,623</text:p>
          </table:table-cell>
          <table:table-cell office:value-type="float" office:value="4384" table:style-name="ce17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172">
            <text:p><text:s text:c="3"/>174,698</text:p>
          </table:table-cell>
          <table:table-cell office:value-type="float" office:value="8871" table:style-name="ce172">
            <text:p><text:s text:c="3"/>8,871</text:p>
          </table:table-cell>
          <table:table-cell office:value-type="float" office:value="7741" table:style-name="ce173">
            <text:p><text:s text:c="3"/>7,741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8 年</text:p>
          </table:table-cell>
          <table:table-cell office:value-type="string" table:style-name="ce44">
            <text:p>男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95644" table:style-name="ce43">
            <text:p><text:s text:c="3"/>95,644</text:p>
          </table:table-cell>
          <table:table-cell office:value-type="float" office:value="3827" table:style-name="ce43">
            <text:p><text:s text:c="3"/>3,8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90797" table:style-name="ce176">
            <text:p><text:s text:c="3"/>90,797</text:p>
          </table:table-cell>
          <table:table-cell office:value-type="float" office:value="4633" table:style-name="ce176">
            <text:p><text:s text:c="3"/>4,633</text:p>
          </table:table-cell>
          <table:table-cell office:value-type="float" office:value="4062" table:style-name="ce17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1818" table:style-name="ce40">
            <text:p><text:s text:c="3"/>91,818</text:p>
          </table:table-cell>
          <table:table-cell office:value-type="float" office:value="88157" table:style-name="ce40">
            <text:p><text:s text:c="3"/>88,157</text:p>
          </table:table-cell>
          <table:table-cell office:value-type="float" office:value="3645" table:style-name="ce40">
            <text:p><text:s text:c="3"/>3,645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3901" table:style-name="ce178">
            <text:p><text:s text:c="3"/>83,901</text:p>
          </table:table-cell>
          <table:table-cell office:value-type="float" office:value="4238" table:style-name="ce178">
            <text:p><text:s text:c="3"/>4,238</text:p>
          </table:table-cell>
          <table:table-cell office:value-type="float" office:value="3679" table:style-name="ce17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64">
            <text:p>計</text:p>
          </table:table-cell>
          <table:table-cell office:value-type="float" office:value="166886" table:style-name="ce63">
            <text:p><text:s text:c="3"/>166,886</text:p>
          </table:table-cell>
          <table:table-cell office:value-type="float" office:value="159328" table:style-name="ce63">
            <text:p><text:s text:c="3"/>159,328</text:p>
          </table:table-cell>
          <table:table-cell office:value-type="float" office:value="7532" table:style-name="ce63">
            <text:p><text:s text:c="3"/>7,532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152363" table:style-name="ce180">
            <text:p><text:s text:c="3"/>152,363</text:p>
          </table:table-cell>
          <table:table-cell office:value-type="float" office:value="8185" table:style-name="ce180">
            <text:p><text:s text:c="3"/>8,185</text:p>
          </table:table-cell>
          <table:table-cell office:value-type="float" office:value="6338" table:style-name="ce174">
            <text:p><text:s text:c="3"/>6,338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9 年</text:p>
          </table:table-cell>
          <table:table-cell office:value-type="string" table:style-name="ce58">
            <text:p>男</text:p>
          </table:table-cell>
          <table:table-cell office:value-type="float" office:value="87213" table:style-name="ce61">
            <text:p><text:s text:c="3"/>87,213</text:p>
          </table:table-cell>
          <table:table-cell office:value-type="float" office:value="83286" table:style-name="ce61">
            <text:p><text:s text:c="3"/>83,286</text:p>
          </table:table-cell>
          <table:table-cell office:value-type="float" office:value="3914" table:style-name="ce61">
            <text:p><text:s text:c="3"/>3,914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79528" table:style-name="ce182">
            <text:p><text:s text:c="3"/>79,528</text:p>
          </table:table-cell>
          <table:table-cell office:value-type="float" office:value="4319" table:style-name="ce182">
            <text:p><text:s text:c="3"/>4,319</text:p>
          </table:table-cell>
          <table:table-cell office:value-type="float" office:value="3366" table:style-name="ce17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58">
            <text:p>女</text:p>
          </table:table-cell>
          <table:table-cell office:value-type="float" office:value="79673" table:style-name="ce57">
            <text:p><text:s text:c="3"/>79,673</text:p>
          </table:table-cell>
          <table:table-cell office:value-type="float" office:value="76042" table:style-name="ce57">
            <text:p><text:s text:c="3"/>76,042</text:p>
          </table:table-cell>
          <table:table-cell office:value-type="float" office:value="3618" table:style-name="ce57">
            <text:p><text:s text:c="3"/>3,61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2835" table:style-name="ce183">
            <text:p><text:s text:c="3"/>72,835</text:p>
          </table:table-cell>
          <table:table-cell office:value-type="float" office:value="3866" table:style-name="ce183">
            <text:p><text:s text:c="3"/>3,866</text:p>
          </table:table-cell>
          <table:table-cell office:value-type="float" office:value="2972" table:style-name="ce175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47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172">
            <text:p><text:s text:c="3"/>181,230</text:p>
          </table:table-cell>
          <table:table-cell office:value-type="float" office:value="8937" table:style-name="ce172">
            <text:p><text:s text:c="3"/>8,937</text:p>
          </table:table-cell>
          <table:table-cell office:value-type="float" office:value="6460" table:style-name="ce173">
            <text:p><text:s text:c="3"/>6,460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1943" table:style-name="ce43">
            <text:p><text:s text:c="3"/>101,943</text:p>
          </table:table-cell>
          <table:table-cell office:value-type="float" office:value="98098" table:style-name="ce43">
            <text:p><text:s text:c="3"/>98,098</text:p>
          </table:table-cell>
          <table:table-cell office:value-type="float" office:value="3838" table:style-name="ce43">
            <text:p><text:s text:c="3"/>3,83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3982" table:style-name="ce176">
            <text:p><text:s text:c="3"/>93,982</text:p>
          </table:table-cell>
          <table:table-cell office:value-type="float" office:value="4676" table:style-name="ce176">
            <text:p><text:s text:c="3"/>4,676</text:p>
          </table:table-cell>
          <table:table-cell office:value-type="float" office:value="3285" table:style-name="ce17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4684" table:style-name="ce40">
            <text:p><text:s text:c="3"/>94,684</text:p>
          </table:table-cell>
          <table:table-cell office:value-type="float" office:value="91064" table:style-name="ce40">
            <text:p><text:s text:c="3"/>91,064</text:p>
          </table:table-cell>
          <table:table-cell office:value-type="float" office:value="3614" table:style-name="ce40">
            <text:p><text:s text:c="3"/>3,6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87248" table:style-name="ce178">
            <text:p><text:s text:c="3"/>87,248</text:p>
          </table:table-cell>
          <table:table-cell office:value-type="float" office:value="4261" table:style-name="ce178">
            <text:p><text:s text:c="3"/>4,261</text:p>
          </table:table-cell>
          <table:table-cell office:value-type="float" office:value="3175" table:style-name="ce17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47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172">
            <text:p><text:s text:c="3"/>212,186</text:p>
          </table:table-cell>
          <table:table-cell office:value-type="float" office:value="10056" table:style-name="ce172">
            <text:p><text:s text:c="3"/>10,056</text:p>
          </table:table-cell>
          <table:table-cell office:value-type="float" office:value="7239" table:style-name="ce173">
            <text:p><text:s text:c="3"/>7,239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18848" table:style-name="ce43">
            <text:p><text:s text:c="3"/>118,848</text:p>
          </table:table-cell>
          <table:table-cell office:value-type="float" office:value="114511" table:style-name="ce43">
            <text:p><text:s text:c="3"/>114,511</text:p>
          </table:table-cell>
          <table:table-cell office:value-type="float" office:value="4325" table:style-name="ce43">
            <text:p><text:s text:c="3"/>4,32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9821" table:style-name="ce176">
            <text:p><text:s text:c="3"/>109,821</text:p>
          </table:table-cell>
          <table:table-cell office:value-type="float" office:value="5269" table:style-name="ce176">
            <text:p><text:s text:c="3"/>5,269</text:p>
          </table:table-cell>
          <table:table-cell office:value-type="float" office:value="3758" table:style-name="ce17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10633" table:style-name="ce40">
            <text:p><text:s text:c="3"/>110,633</text:p>
          </table:table-cell>
          <table:table-cell office:value-type="float" office:value="106702" table:style-name="ce40">
            <text:p><text:s text:c="3"/>106,702</text:p>
          </table:table-cell>
          <table:table-cell office:value-type="float" office:value="3925" table:style-name="ce40">
            <text:p><text:s text:c="3"/>3,92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02365" table:style-name="ce178">
            <text:p><text:s text:c="3"/>102,365</text:p>
          </table:table-cell>
          <table:table-cell office:value-type="float" office:value="4787" table:style-name="ce178">
            <text:p><text:s text:c="3"/>4,787</text:p>
          </table:table-cell>
          <table:table-cell office:value-type="float" office:value="3481" table:style-name="ce17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16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172">
            <text:p><text:s text:c="3"/>185,194</text:p>
          </table:table-cell>
          <table:table-cell office:value-type="float" office:value="8035" table:style-name="ce172">
            <text:p><text:s text:c="3"/>8,035</text:p>
          </table:table-cell>
          <table:table-cell office:value-type="float" office:value="5884" table:style-name="ce173">
            <text:p><text:s text:c="3"/>5,884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3120" table:style-name="ce43">
            <text:p><text:s text:c="3"/>103,120</text:p>
          </table:table-cell>
          <table:table-cell office:value-type="float" office:value="99037" table:style-name="ce43">
            <text:p><text:s text:c="3"/>99,037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95857" table:style-name="ce176">
            <text:p><text:s text:c="3"/>95,857</text:p>
          </table:table-cell>
          <table:table-cell office:value-type="float" office:value="4213" table:style-name="ce176">
            <text:p><text:s text:c="3"/>4,213</text:p>
          </table:table-cell>
          <table:table-cell office:value-type="float" office:value="3050" table:style-name="ce17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95993" table:style-name="ce40">
            <text:p><text:s text:c="3"/>95,993</text:p>
          </table:table-cell>
          <table:table-cell office:value-type="float" office:value="92100" table:style-name="ce40">
            <text:p><text:s text:c="3"/>92,100</text:p>
          </table:table-cell>
          <table:table-cell office:value-type="float" office:value="3886" table:style-name="ce40">
            <text:p><text:s text:c="3"/>3,8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89337" table:style-name="ce178">
            <text:p><text:s text:c="3"/>89,337</text:p>
          </table:table-cell>
          <table:table-cell office:value-type="float" office:value="3822" table:style-name="ce178">
            <text:p><text:s text:c="3"/>3,822</text:p>
          </table:table-cell>
          <table:table-cell office:value-type="float" office:value="2834" table:style-name="ce17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3年</text:p>
          </table:table-cell>
          <table:table-cell office:value-type="string" table:style-name="ce16">
            <text:p>計</text:p>
          </table:table-cell>
          <table:table-cell office:value-type="float" office:value="210383" table:style-name="ce53">
            <text:p><text:s text:c="3"/>210,383</text:p>
          </table:table-cell>
          <table:table-cell office:value-type="float" office:value="202534" table:style-name="ce53">
            <text:p><text:s text:c="3"/>202,534</text:p>
          </table:table-cell>
          <table:table-cell office:value-type="float" office:value="7842" table:style-name="ce53">
            <text:p><text:s text:c="3"/>7,842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196545" table:style-name="ce184">
            <text:p><text:s text:c="3"/>196,545</text:p>
          </table:table-cell>
          <table:table-cell office:value-type="float" office:value="8151" table:style-name="ce184">
            <text:p><text:s text:c="3"/>8,151</text:p>
          </table:table-cell>
          <table:table-cell office:value-type="float" office:value="5687" table:style-name="ce184">
            <text:p><text:s text:c="3"/>5,687</text:p>
          </table:table-cell>
          <table:table-cell office:value-type="float" office:value="207864" table:style-name="ce193">
            <text:p><text:s text:c="3"/>207,864</text:p>
          </table:table-cell>
          <table:table-cell office:value-type="float" office:value="665" table:style-name="ce193">
            <text:p><text:s text:c="3"/>665</text:p>
          </table:table-cell>
          <table:table-cell office:value-type="float" office:value="1854" table:style-name="ce19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8817" table:style-name="ce52">
            <text:p><text:s text:c="3"/>108,817</text:p>
          </table:table-cell>
          <table:table-cell office:value-type="float" office:value="104718" table:style-name="ce52">
            <text:p><text:s text:c="3"/>104,718</text:p>
          </table:table-cell>
          <table:table-cell office:value-type="float" office:value="4096" table:style-name="ce52">
            <text:p><text:s text:c="3"/>4,096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101555" table:style-name="ce185">
            <text:p><text:s text:c="3"/>101,555</text:p>
          </table:table-cell>
          <table:table-cell office:value-type="float" office:value="4278" table:style-name="ce185">
            <text:p><text:s text:c="3"/>4,278</text:p>
          </table:table-cell>
          <table:table-cell office:value-type="float" office:value="2984" table:style-name="ce185">
            <text:p><text:s text:c="3"/>2,984</text:p>
          </table:table-cell>
          <table:table-cell office:value-type="float" office:value="107513" table:style-name="ce195">
            <text:p><text:s text:c="3"/>107,513</text:p>
          </table:table-cell>
          <table:table-cell office:value-type="float" office:value="349" table:style-name="ce195">
            <text:p><text:s text:c="3"/>349</text:p>
          </table:table-cell>
          <table:table-cell office:value-type="float" office:value="955" table:style-name="ce19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101566" table:style-name="ce51">
            <text:p><text:s text:c="3"/>101,566</text:p>
          </table:table-cell>
          <table:table-cell office:value-type="float" office:value="97816" table:style-name="ce51">
            <text:p><text:s text:c="3"/>97,816</text:p>
          </table:table-cell>
          <table:table-cell office:value-type="float" office:value="3746" table:style-name="ce51">
            <text:p><text:s text:c="3"/>3,746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94990" table:style-name="ce186">
            <text:p><text:s text:c="3"/>94,990</text:p>
          </table:table-cell>
          <table:table-cell office:value-type="float" office:value="3873" table:style-name="ce186">
            <text:p><text:s text:c="3"/>3,873</text:p>
          </table:table-cell>
          <table:table-cell office:value-type="float" office:value="2703" table:style-name="ce186">
            <text:p><text:s text:c="3"/>2,703</text:p>
          </table:table-cell>
          <table:table-cell office:value-type="float" office:value="100351" table:style-name="ce197">
            <text:p><text:s text:c="3"/>100,351</text:p>
          </table:table-cell>
          <table:table-cell office:value-type="float" office:value="316" table:style-name="ce197">
            <text:p><text:s text:c="3"/>316</text:p>
          </table:table-cell>
          <table:table-cell office:value-type="float" office:value="899" table:style-name="ce19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5658" table:style-name="ce36">
            <text:p><text:s text:c="3"/>15,658</text:p>
          </table:table-cell>
          <table:table-cell office:value-type="float" office:value="15045" table:style-name="ce34">
            <text:p><text:s text:c="3"/>15,045</text:p>
          </table:table-cell>
          <table:table-cell office:value-type="float" office:value="613" table:style-name="ce34">
            <text:p><text:s text:c="3"/>613</text:p>
          </table:table-cell>
          <table:table-cell office:value-type="float" office:value="0" table:style-name="ce36">
            <text:p>—</text:p>
          </table:table-cell>
          <table:table-cell office:value-type="float" office:value="14588" table:style-name="ce187">
            <text:p><text:s text:c="3"/>14,588</text:p>
          </table:table-cell>
          <table:table-cell office:value-type="float" office:value="609" table:style-name="ce188">
            <text:p><text:s text:c="3"/>609</text:p>
          </table:table-cell>
          <table:table-cell office:value-type="float" office:value="461" table:style-name="ce188">
            <text:p><text:s text:c="3"/>461</text:p>
          </table:table-cell>
          <table:table-cell office:value-type="float" office:value="15481" table:style-name="ce35">
            <text:p><text:s text:c="3"/>15,481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125" table:style-name="ce34">
            <text:p><text:s text:c="3"/>12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7770" table:style-name="ce32">
            <text:p><text:s text:c="3"/>7,770</text:p>
          </table:table-cell>
          <table:table-cell office:value-type="float" office:value="339" table:style-name="ce26">
            <text:p><text:s text:c="3"/>339</text:p>
          </table:table-cell>
          <table:table-cell office:value-type="float" office:value="0" table:style-name="ce32">
            <text:p>—</text:p>
          </table:table-cell>
          <table:table-cell office:value-type="float" office:value="7560" table:style-name="ce189">
            <text:p><text:s text:c="3"/>7,560</text:p>
          </table:table-cell>
          <table:table-cell office:value-type="float" office:value="312" table:style-name="ce190">
            <text:p><text:s text:c="3"/>312</text:p>
          </table:table-cell>
          <table:table-cell office:value-type="float" office:value="237" table:style-name="ce190">
            <text:p><text:s text:c="3"/>237</text:p>
          </table:table-cell>
          <table:table-cell office:value-type="float" office:value="8028" table:style-name="ce31">
            <text:p><text:s text:c="3"/>8,028</text:p>
          </table:table-cell>
          <table:table-cell office:value-type="float" office:value="24" table:style-name="ce30">
            <text:p>24</text:p>
          </table:table-cell>
          <table:table-cell office:value-type="float" office:value="57" table:style-name="ce29">
            <text:p>5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549" table:style-name="ce26">
            <text:p><text:s text:c="3"/>7,549</text:p>
          </table:table-cell>
          <table:table-cell office:value-type="float" office:value="7275" table:style-name="ce32">
            <text:p><text:s text:c="3"/>7,27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0" table:style-name="ce38">
            <text:p>—</text:p>
          </table:table-cell>
          <table:table-cell office:value-type="float" office:value="7028" table:style-name="ce189">
            <text:p><text:s text:c="3"/>7,028</text:p>
          </table:table-cell>
          <table:table-cell office:value-type="float" office:value="297" table:style-name="ce190">
            <text:p><text:s text:c="3"/>297</text:p>
          </table:table-cell>
          <table:table-cell office:value-type="float" office:value="224" table:style-name="ce190">
            <text:p><text:s text:c="3"/>224</text:p>
          </table:table-cell>
          <table:table-cell office:value-type="float" office:value="7453" table:style-name="ce50">
            <text:p><text:s text:c="3"/>7,453</text:p>
          </table:table-cell>
          <table:table-cell office:value-type="float" office:value="28" table:style-name="ce49">
            <text:p>28</text:p>
          </table:table-cell>
          <table:table-cell office:value-type="float" office:value="68" table:style-name="ce48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420" table:style-name="ce36">
            <text:p><text:s text:c="3"/>16,420</text:p>
          </table:table-cell>
          <table:table-cell office:value-type="float" office:value="15818" table:style-name="ce34">
            <text:p><text:s text:c="3"/>15,818</text:p>
          </table:table-cell>
          <table:table-cell office:value-type="float" office:value="602" table:style-name="ce34">
            <text:p><text:s text:c="3"/>602</text:p>
          </table:table-cell>
          <table:table-cell office:value-type="float" office:value="0" table:style-name="ce36">
            <text:p>—</text:p>
          </table:table-cell>
          <table:table-cell office:value-type="float" office:value="15313" table:style-name="ce187">
            <text:p><text:s text:c="3"/>15,313</text:p>
          </table:table-cell>
          <table:table-cell office:value-type="float" office:value="678" table:style-name="ce188">
            <text:p><text:s text:c="3"/>678</text:p>
          </table:table-cell>
          <table:table-cell office:value-type="float" office:value="429" table:style-name="ce188">
            <text:p><text:s text:c="3"/>429</text:p>
          </table:table-cell>
          <table:table-cell office:value-type="float" office:value="16209" table:style-name="ce35">
            <text:p><text:s text:c="3"/>16,209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152" table:style-name="ce34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502" table:style-name="ce26">
            <text:p><text:s text:c="3"/>8,502</text:p>
          </table:table-cell>
          <table:table-cell office:value-type="float" office:value="8181" table:style-name="ce32">
            <text:p><text:s text:c="3"/>8,181</text:p>
          </table:table-cell>
          <table:table-cell office:value-type="float" office:value="321" table:style-name="ce26">
            <text:p><text:s text:c="3"/>321</text:p>
          </table:table-cell>
          <table:table-cell office:value-type="float" office:value="0" table:style-name="ce32">
            <text:p>—</text:p>
          </table:table-cell>
          <table:table-cell office:value-type="float" office:value="7929" table:style-name="ce189">
            <text:p><text:s text:c="3"/>7,929</text:p>
          </table:table-cell>
          <table:table-cell office:value-type="float" office:value="342" table:style-name="ce190">
            <text:p><text:s text:c="3"/>342</text:p>
          </table:table-cell>
          <table:table-cell office:value-type="float" office:value="231" table:style-name="ce190">
            <text:p><text:s text:c="3"/>231</text:p>
          </table:table-cell>
          <table:table-cell office:value-type="float" office:value="8399" table:style-name="ce31">
            <text:p><text:s text:c="3"/>8,399</text:p>
          </table:table-cell>
          <table:table-cell office:value-type="float" office:value="29" table:style-name="ce30">
            <text:p>29</text:p>
          </table:table-cell>
          <table:table-cell office:value-type="float" office:value="74" table:style-name="ce29">
            <text:p>74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18" table:style-name="ce26">
            <text:p><text:s text:c="3"/>7,918</text:p>
          </table:table-cell>
          <table:table-cell office:value-type="float" office:value="7637" table:style-name="ce32">
            <text:p><text:s text:c="3"/>7,637</text:p>
          </table:table-cell>
          <table:table-cell office:value-type="float" office:value="281" table:style-name="ce26">
            <text:p><text:s text:c="3"/>281</text:p>
          </table:table-cell>
          <table:table-cell office:value-type="float" office:value="0" table:style-name="ce38">
            <text:p>—</text:p>
          </table:table-cell>
          <table:table-cell office:value-type="float" office:value="7384" table:style-name="ce189">
            <text:p><text:s text:c="3"/>7,384</text:p>
          </table:table-cell>
          <table:table-cell office:value-type="float" office:value="336" table:style-name="ce190">
            <text:p><text:s text:c="3"/>336</text:p>
          </table:table-cell>
          <table:table-cell office:value-type="float" office:value="198" table:style-name="ce190">
            <text:p><text:s text:c="3"/>198</text:p>
          </table:table-cell>
          <table:table-cell office:value-type="float" office:value="7810" table:style-name="ce50">
            <text:p><text:s text:c="3"/>7,810</text:p>
          </table:table-cell>
          <table:table-cell office:value-type="float" office:value="30" table:style-name="ce49">
            <text:p>30</text:p>
          </table:table-cell>
          <table:table-cell office:value-type="float" office:value="78" table:style-name="ce48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7658" table:style-name="ce36">
            <text:p><text:s text:c="3"/>17,658</text:p>
          </table:table-cell>
          <table:table-cell office:value-type="float" office:value="16988" table:style-name="ce34">
            <text:p><text:s text:c="3"/>16,988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0" table:style-name="ce36">
            <text:p>—</text:p>
          </table:table-cell>
          <table:table-cell office:value-type="float" office:value="16499" table:style-name="ce187">
            <text:p><text:s text:c="3"/>16,499</text:p>
          </table:table-cell>
          <table:table-cell office:value-type="float" office:value="697" table:style-name="ce188">
            <text:p><text:s text:c="3"/>697</text:p>
          </table:table-cell>
          <table:table-cell office:value-type="float" office:value="462" table:style-name="ce188">
            <text:p><text:s text:c="3"/>462</text:p>
          </table:table-cell>
          <table:table-cell office:value-type="float" office:value="17470" table:style-name="ce35">
            <text:p><text:s text:c="3"/>17,470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51" table:style-name="ce34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7 月</text:p>
          </table:table-cell>
          <table:table-cell office:value-type="string" table:style-name="ce13">
            <text:p>男</text:p>
          </table:table-cell>
          <table:table-cell office:value-type="float" office:value="9198" table:style-name="ce26">
            <text:p><text:s text:c="3"/>9,198</text:p>
          </table:table-cell>
          <table:table-cell office:value-type="float" office:value="8863" table:style-name="ce32">
            <text:p><text:s text:c="3"/>8,863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32">
            <text:p>—</text:p>
          </table:table-cell>
          <table:table-cell office:value-type="float" office:value="8597" table:style-name="ce189">
            <text:p><text:s text:c="3"/>8,597</text:p>
          </table:table-cell>
          <table:table-cell office:value-type="float" office:value="372" table:style-name="ce190">
            <text:p><text:s text:c="3"/>372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9095" table:style-name="ce31">
            <text:p><text:s text:c="3"/>9,095</text:p>
          </table:table-cell>
          <table:table-cell office:value-type="float" office:value="22" table:style-name="ce30">
            <text:p>22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8125" table:style-name="ce32">
            <text:p><text:s text:c="3"/>8,125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0" table:style-name="ce38">
            <text:p>—</text:p>
          </table:table-cell>
          <table:table-cell office:value-type="float" office:value="7902" table:style-name="ce189">
            <text:p><text:s text:c="3"/>7,902</text:p>
          </table:table-cell>
          <table:table-cell office:value-type="float" office:value="325" table:style-name="ce190">
            <text:p><text:s text:c="3"/>325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8375" table:style-name="ce50">
            <text:p><text:s text:c="3"/>8,375</text:p>
          </table:table-cell>
          <table:table-cell office:value-type="float" office:value="15" table:style-name="ce49">
            <text:p>15</text:p>
          </table:table-cell>
          <table:table-cell office:value-type="float" office:value="70" table:style-name="ce48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66" table:style-name="ce36">
            <text:p><text:s text:c="3"/>16,566</text:p>
          </table:table-cell>
          <table:table-cell office:value-type="float" office:value="15945" table:style-name="ce34">
            <text:p><text:s text:c="3"/>15,945</text:p>
          </table:table-cell>
          <table:table-cell office:value-type="float" office:value="620" table:style-name="ce34">
            <text:p><text:s text:c="3"/>62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482" table:style-name="ce187">
            <text:p><text:s text:c="3"/>15,482</text:p>
          </table:table-cell>
          <table:table-cell office:value-type="float" office:value="634" table:style-name="ce188">
            <text:p><text:s text:c="3"/>634</text:p>
          </table:table-cell>
          <table:table-cell office:value-type="float" office:value="450" table:style-name="ce188">
            <text:p><text:s text:c="3"/>450</text:p>
          </table:table-cell>
          <table:table-cell office:value-type="float" office:value="16354" table:style-name="ce35">
            <text:p><text:s text:c="3"/>16,35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58" table:style-name="ce34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574" table:style-name="ce26">
            <text:p><text:s text:c="3"/>8,574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23" table:style-name="ce26">
            <text:p><text:s text:c="3"/>3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12" table:style-name="ce189">
            <text:p><text:s text:c="3"/>8,012</text:p>
          </table:table-cell>
          <table:table-cell office:value-type="float" office:value="322" table:style-name="ce190">
            <text:p><text:s text:c="3"/>322</text:p>
          </table:table-cell>
          <table:table-cell office:value-type="float" office:value="240" table:style-name="ce190">
            <text:p><text:s text:c="3"/>240</text:p>
          </table:table-cell>
          <table:table-cell office:value-type="float" office:value="8452" table:style-name="ce31">
            <text:p><text:s text:c="3"/>8,452</text:p>
          </table:table-cell>
          <table:table-cell office:value-type="float" office:value="29" table:style-name="ce30">
            <text:p>29</text:p>
          </table:table-cell>
          <table:table-cell office:value-type="float" office:value="93" table:style-name="ce29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92" table:style-name="ce26">
            <text:p><text:s text:c="3"/>7,992</text:p>
          </table:table-cell>
          <table:table-cell office:value-type="float" office:value="7695" table:style-name="ce32">
            <text:p><text:s text:c="3"/>7,695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0" table:style-name="ce38">
            <text:p>—</text:p>
          </table:table-cell>
          <table:table-cell office:value-type="float" office:value="7470" table:style-name="ce189">
            <text:p><text:s text:c="3"/>7,470</text:p>
          </table:table-cell>
          <table:table-cell office:value-type="float" office:value="312" table:style-name="ce190">
            <text:p><text:s text:c="3"/>312</text:p>
          </table:table-cell>
          <table:table-cell office:value-type="float" office:value="210" table:style-name="ce190">
            <text:p><text:s text:c="3"/>210</text:p>
          </table:table-cell>
          <table:table-cell office:value-type="float" office:value="7902" table:style-name="ce50">
            <text:p><text:s text:c="3"/>7,902</text:p>
          </table:table-cell>
          <table:table-cell office:value-type="float" office:value="25" table:style-name="ce49">
            <text:p>25</text:p>
          </table:table-cell>
          <table:table-cell office:value-type="float" office:value="65" table:style-name="ce4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624" table:style-name="ce36">
            <text:p><text:s text:c="3"/>18,624</text:p>
          </table:table-cell>
          <table:table-cell office:value-type="float" office:value="17919" table:style-name="ce34">
            <text:p><text:s text:c="3"/>17,919</text:p>
          </table:table-cell>
          <table:table-cell office:value-type="float" office:value="704" table:style-name="ce34">
            <text:p><text:s text:c="3"/>70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7336" table:style-name="ce187">
            <text:p><text:s text:c="3"/>17,336</text:p>
          </table:table-cell>
          <table:table-cell office:value-type="float" office:value="757" table:style-name="ce188">
            <text:p><text:s text:c="3"/>757</text:p>
          </table:table-cell>
          <table:table-cell office:value-type="float" office:value="531" table:style-name="ce188">
            <text:p><text:s text:c="3"/>531</text:p>
          </table:table-cell>
          <table:table-cell office:value-type="float" office:value="18406" table:style-name="ce35">
            <text:p><text:s text:c="3"/>18,40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64" table:style-name="ce34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9 月</text:p>
          </table:table-cell>
          <table:table-cell office:value-type="string" table:style-name="ce13">
            <text:p>男</text:p>
          </table:table-cell>
          <table:table-cell office:value-type="float" office:value="9617" table:style-name="ce26">
            <text:p><text:s text:c="3"/>9,617</text:p>
          </table:table-cell>
          <table:table-cell office:value-type="float" office:value="9257" table:style-name="ce32">
            <text:p><text:s text:c="3"/>9,257</text:p>
          </table:table-cell>
          <table:table-cell office:value-type="float" office:value="360" table:style-name="ce26">
            <text:p><text:s text:c="3"/>360</text:p>
          </table:table-cell>
          <table:table-cell office:value-type="float" office:value="0" table:style-name="ce32">
            <text:p>—</text:p>
          </table:table-cell>
          <table:table-cell office:value-type="float" office:value="8935" table:style-name="ce189">
            <text:p><text:s text:c="3"/>8,935</text:p>
          </table:table-cell>
          <table:table-cell office:value-type="float" office:value="400" table:style-name="ce190">
            <text:p><text:s text:c="3"/>400</text:p>
          </table:table-cell>
          <table:table-cell office:value-type="float" office:value="282" table:style-name="ce190">
            <text:p><text:s text:c="3"/>282</text:p>
          </table:table-cell>
          <table:table-cell office:value-type="float" office:value="9494" table:style-name="ce31">
            <text:p><text:s text:c="3"/>9,494</text:p>
          </table:table-cell>
          <table:table-cell office:value-type="float" office:value="36" table:style-name="ce30">
            <text:p>36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007" table:style-name="ce26">
            <text:p><text:s text:c="3"/>9,007</text:p>
          </table:table-cell>
          <table:table-cell office:value-type="float" office:value="8662" table:style-name="ce32">
            <text:p><text:s text:c="3"/>8,662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401" table:style-name="ce189">
            <text:p><text:s text:c="3"/>8,401</text:p>
          </table:table-cell>
          <table:table-cell office:value-type="float" office:value="357" table:style-name="ce190">
            <text:p><text:s text:c="3"/>357</text:p>
          </table:table-cell>
          <table:table-cell office:value-type="float" office:value="249" table:style-name="ce190">
            <text:p><text:s text:c="3"/>249</text:p>
          </table:table-cell>
          <table:table-cell office:value-type="float" office:value="8912" table:style-name="ce50">
            <text:p><text:s text:c="3"/>8,912</text:p>
          </table:table-cell>
          <table:table-cell office:value-type="float" office:value="18" table:style-name="ce49">
            <text:p>18</text:p>
          </table:table-cell>
          <table:table-cell office:value-type="float" office:value="77" table:style-name="ce48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0027" table:style-name="ce36">
            <text:p><text:s text:c="3"/>20,027</text:p>
          </table:table-cell>
          <table:table-cell office:value-type="float" office:value="19315" table:style-name="ce34">
            <text:p><text:s text:c="3"/>19,315</text:p>
          </table:table-cell>
          <table:table-cell office:value-type="float" office:value="712" table:style-name="ce34">
            <text:p><text:s text:c="3"/>712</text:p>
          </table:table-cell>
          <table:table-cell office:value-type="float" office:value="0" table:style-name="ce36">
            <text:p>—</text:p>
          </table:table-cell>
          <table:table-cell office:value-type="float" office:value="18720" table:style-name="ce187">
            <text:p><text:s text:c="3"/>18,720</text:p>
          </table:table-cell>
          <table:table-cell office:value-type="float" office:value="761" table:style-name="ce188">
            <text:p><text:s text:c="3"/>761</text:p>
          </table:table-cell>
          <table:table-cell office:value-type="float" office:value="546" table:style-name="ce188">
            <text:p><text:s text:c="3"/>546</text:p>
          </table:table-cell>
          <table:table-cell office:value-type="float" office:value="19780" table:style-name="ce35">
            <text:p><text:s text:c="3"/>19,780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173" table:style-name="ce34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0 月</text:p>
          </table:table-cell>
          <table:table-cell office:value-type="string" table:style-name="ce13">
            <text:p>男</text:p>
          </table:table-cell>
          <table:table-cell office:value-type="float" office:value="10294" table:style-name="ce26">
            <text:p><text:s text:c="3"/>10,294</text:p>
          </table:table-cell>
          <table:table-cell office:value-type="float" office:value="9936" table:style-name="ce32">
            <text:p><text:s text:c="3"/>9,936</text:p>
          </table:table-cell>
          <table:table-cell office:value-type="float" office:value="358" table:style-name="ce26">
            <text:p><text:s text:c="3"/>358</text:p>
          </table:table-cell>
          <table:table-cell office:value-type="float" office:value="0" table:style-name="ce32">
            <text:p>—</text:p>
          </table:table-cell>
          <table:table-cell office:value-type="float" office:value="9616" table:style-name="ce189">
            <text:p><text:s text:c="3"/>9,616</text:p>
          </table:table-cell>
          <table:table-cell office:value-type="float" office:value="395" table:style-name="ce190">
            <text:p><text:s text:c="3"/>395</text:p>
          </table:table-cell>
          <table:table-cell office:value-type="float" office:value="283" table:style-name="ce190">
            <text:p><text:s text:c="3"/>283</text:p>
          </table:table-cell>
          <table:table-cell office:value-type="float" office:value="10172" table:style-name="ce31">
            <text:p><text:s text:c="3"/>10,172</text:p>
          </table:table-cell>
          <table:table-cell office:value-type="float" office:value="36" table:style-name="ce30">
            <text:p>36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733" table:style-name="ce26">
            <text:p><text:s text:c="3"/>9,733</text:p>
          </table:table-cell>
          <table:table-cell office:value-type="float" office:value="9379" table:style-name="ce32">
            <text:p><text:s text:c="3"/>9,379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0" table:style-name="ce38">
            <text:p>—</text:p>
          </table:table-cell>
          <table:table-cell office:value-type="float" office:value="9104" table:style-name="ce189">
            <text:p><text:s text:c="3"/>9,104</text:p>
          </table:table-cell>
          <table:table-cell office:value-type="float" office:value="366" table:style-name="ce190">
            <text:p><text:s text:c="3"/>366</text:p>
          </table:table-cell>
          <table:table-cell office:value-type="float" office:value="263" table:style-name="ce190">
            <text:p><text:s text:c="3"/>263</text:p>
          </table:table-cell>
          <table:table-cell office:value-type="float" office:value="9608" table:style-name="ce31">
            <text:p><text:s text:c="3"/>9,608</text:p>
          </table:table-cell>
          <table:table-cell office:value-type="float" office:value="38" table:style-name="ce30">
            <text:p>38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09" table:style-name="ce36">
            <text:p><text:s text:c="3"/>18,109</text:p>
          </table:table-cell>
          <table:table-cell office:value-type="float" office:value="17460" table:style-name="ce34">
            <text:p><text:s text:c="3"/>17,460</text:p>
          </table:table-cell>
          <table:table-cell office:value-type="float" office:value="649" table:style-name="ce34">
            <text:p><text:s text:c="3"/>649</text:p>
          </table:table-cell>
          <table:table-cell office:value-type="float" office:value="0" table:style-name="ce36">
            <text:p>—</text:p>
          </table:table-cell>
          <table:table-cell office:value-type="float" office:value="16961" table:style-name="ce187">
            <text:p><text:s text:c="3"/>16,961</text:p>
          </table:table-cell>
          <table:table-cell office:value-type="float" office:value="662" table:style-name="ce188">
            <text:p><text:s text:c="3"/>662</text:p>
          </table:table-cell>
          <table:table-cell office:value-type="float" office:value="486" table:style-name="ce188">
            <text:p><text:s text:c="3"/>486</text:p>
          </table:table-cell>
          <table:table-cell office:value-type="float" office:value="17885" table:style-name="ce35">
            <text:p><text:s text:c="3"/>17,88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63" table:style-name="ce34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1 月</text:p>
          </table:table-cell>
          <table:table-cell office:value-type="string" table:style-name="ce13">
            <text:p>男</text:p>
          </table:table-cell>
          <table:table-cell office:value-type="float" office:value="9416" table:style-name="ce26">
            <text:p><text:s text:c="3"/>9,416</text:p>
          </table:table-cell>
          <table:table-cell office:value-type="float" office:value="9075" table:style-name="ce32">
            <text:p><text:s text:c="3"/>9,075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0" table:style-name="ce32">
            <text:p>—</text:p>
          </table:table-cell>
          <table:table-cell office:value-type="float" office:value="8803" table:style-name="ce189">
            <text:p><text:s text:c="3"/>8,803</text:p>
          </table:table-cell>
          <table:table-cell office:value-type="float" office:value="360" table:style-name="ce190">
            <text:p><text:s text:c="3"/>360</text:p>
          </table:table-cell>
          <table:table-cell office:value-type="float" office:value="253" table:style-name="ce190">
            <text:p><text:s text:c="3"/>253</text:p>
          </table:table-cell>
          <table:table-cell office:value-type="float" office:value="9301" table:style-name="ce31">
            <text:p><text:s text:c="3"/>9,301</text:p>
          </table:table-cell>
          <table:table-cell office:value-type="float" office:value="33" table:style-name="ce30">
            <text:p>33</text:p>
          </table:table-cell>
          <table:table-cell office:value-type="float" office:value="82" table:style-name="ce29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93" table:style-name="ce26">
            <text:p><text:s text:c="3"/>8,693</text:p>
          </table:table-cell>
          <table:table-cell office:value-type="float" office:value="8385" table:style-name="ce32">
            <text:p><text:s text:c="3"/>8,385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38">
            <text:p>—</text:p>
          </table:table-cell>
          <table:table-cell office:value-type="float" office:value="8158" table:style-name="ce189">
            <text:p><text:s text:c="3"/>8,158</text:p>
          </table:table-cell>
          <table:table-cell office:value-type="float" office:value="302" table:style-name="ce190">
            <text:p><text:s text:c="3"/>302</text:p>
          </table:table-cell>
          <table:table-cell office:value-type="float" office:value="233" table:style-name="ce190">
            <text:p><text:s text:c="3"/>233</text:p>
          </table:table-cell>
          <table:table-cell office:value-type="float" office:value="8584" table:style-name="ce31">
            <text:p><text:s text:c="3"/>8,584</text:p>
          </table:table-cell>
          <table:table-cell office:value-type="float" office:value="28" table:style-name="ce30">
            <text:p>28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1153" table:style-name="ce36">
            <text:p><text:s text:c="3"/>21,153</text:p>
          </table:table-cell>
          <table:table-cell office:value-type="float" office:value="20413" table:style-name="ce34">
            <text:p><text:s text:c="3"/>20,413</text:p>
          </table:table-cell>
          <table:table-cell office:value-type="float" office:value="739" table:style-name="ce34">
            <text:p><text:s text:c="3"/>7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9855" table:style-name="ce187">
            <text:p><text:s text:c="3"/>19,855</text:p>
          </table:table-cell>
          <table:table-cell office:value-type="float" office:value="777" table:style-name="ce188">
            <text:p><text:s text:c="3"/>777</text:p>
          </table:table-cell>
          <table:table-cell office:value-type="float" office:value="521" table:style-name="ce188">
            <text:p><text:s text:c="3"/>521</text:p>
          </table:table-cell>
          <table:table-cell office:value-type="float" office:value="20897" table:style-name="ce35">
            <text:p><text:s text:c="3"/>20,897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91" table:style-name="ce34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2 月</text:p>
          </table:table-cell>
          <table:table-cell office:value-type="string" table:style-name="ce13">
            <text:p>男</text:p>
          </table:table-cell>
          <table:table-cell office:value-type="float" office:value="10886" table:style-name="ce26">
            <text:p><text:s text:c="3"/>10,886</text:p>
          </table:table-cell>
          <table:table-cell office:value-type="float" office:value="10500" table:style-name="ce32">
            <text:p><text:s text:c="3"/>10,50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0" table:style-name="ce32">
            <text:p>—</text:p>
          </table:table-cell>
          <table:table-cell office:value-type="float" office:value="10191" table:style-name="ce189">
            <text:p><text:s text:c="3"/>10,191</text:p>
          </table:table-cell>
          <table:table-cell office:value-type="float" office:value="412" table:style-name="ce190">
            <text:p><text:s text:c="3"/>412</text:p>
          </table:table-cell>
          <table:table-cell office:value-type="float" office:value="283" table:style-name="ce190">
            <text:p><text:s text:c="3"/>283</text:p>
          </table:table-cell>
          <table:table-cell office:value-type="float" office:value="10750" table:style-name="ce31">
            <text:p><text:s text:c="3"/>10,750</text:p>
          </table:table-cell>
          <table:table-cell office:value-type="float" office:value="31" table:style-name="ce30">
            <text:p>31</text:p>
          </table:table-cell>
          <table:table-cell office:value-type="float" office:value="105" table:style-name="ce29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10267" table:style-name="ce26">
            <text:p><text:s text:c="3"/>10,267</text:p>
          </table:table-cell>
          <table:table-cell office:value-type="float" office:value="9913" table:style-name="ce32">
            <text:p><text:s text:c="3"/>9,913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9664" table:style-name="ce189">
            <text:p><text:s text:c="3"/>9,664</text:p>
          </table:table-cell>
          <table:table-cell office:value-type="float" office:value="365" table:style-name="ce190">
            <text:p><text:s text:c="3"/>365</text:p>
          </table:table-cell>
          <table:table-cell office:value-type="float" office:value="238" table:style-name="ce190">
            <text:p><text:s text:c="3"/>238</text:p>
          </table:table-cell>
          <table:table-cell office:value-type="float" office:value="10147" table:style-name="ce31">
            <text:p><text:s text:c="3"/>10,147</text:p>
          </table:table-cell>
          <table:table-cell office:value-type="float" office:value="34" table:style-name="ce30">
            <text:p>34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5">
            <text:p>104年</text:p>
            <text:p>截至5月止</text:p>
          </table:table-cell>
          <table:table-cell office:value-type="string" table:style-name="ce47">
            <text:p>計</text:p>
          </table:table-cell>
          <table:table-cell office:value-type="float" office:value="85366" table:style-name="ce46">
            <text:p><text:s text:c="3"/>85,366</text:p>
          </table:table-cell>
          <table:table-cell office:value-type="float" office:value="82236" table:style-name="ce46">
            <text:p><text:s text:c="3"/>82,236</text:p>
          </table:table-cell>
          <table:table-cell office:value-type="float" office:value="3128" table:style-name="ce46">
            <text:p><text:s text:c="3"/>3,128</text:p>
          </table:table-cell>
          <table:table-cell office:value-type="float" office:value="2" table:style-name="ce46">
            <text:p><text:s text:c="3"/>2</text:p>
          </table:table-cell>
          <table:table-cell office:value-type="float" office:value="79934" table:style-name="ce172">
            <text:p><text:s text:c="3"/>79,934</text:p>
          </table:table-cell>
          <table:table-cell office:value-type="float" office:value="3088" table:style-name="ce172">
            <text:p><text:s text:c="3"/>3,088</text:p>
          </table:table-cell>
          <table:table-cell office:value-type="float" office:value="2344" table:style-name="ce172">
            <text:p><text:s text:c="3"/>2,344</text:p>
          </table:table-cell>
          <table:table-cell office:value-type="float" office:value="84356" table:style-name="ce46">
            <text:p><text:s text:c="3"/>84,356</text:p>
          </table:table-cell>
          <table:table-cell office:value-type="float" office:value="272" table:style-name="ce46">
            <text:p><text:s text:c="3"/>272</text:p>
          </table:table-cell>
          <table:table-cell office:value-type="float" office:value="738" table:style-name="ce45">
            <text:p><text:s text:c="3"/>73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44364" table:style-name="ce43">
            <text:p><text:s text:c="3"/>44,364</text:p>
          </table:table-cell>
          <table:table-cell office:value-type="float" office:value="42710" table:style-name="ce43">
            <text:p><text:s text:c="3"/>42,710</text:p>
          </table:table-cell>
          <table:table-cell office:value-type="float" office:value="1653" table:style-name="ce43">
            <text:p><text:s text:c="3"/>1,65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1488" table:style-name="ce176">
            <text:p><text:s text:c="3"/>41,488</text:p>
          </table:table-cell>
          <table:table-cell office:value-type="float" office:value="1671" table:style-name="ce176">
            <text:p><text:s text:c="3"/>1,671</text:p>
          </table:table-cell>
          <table:table-cell office:value-type="float" office:value="1205" table:style-name="ce176">
            <text:p><text:s text:c="3"/>1,205</text:p>
          </table:table-cell>
          <table:table-cell office:value-type="float" office:value="43829" table:style-name="ce43">
            <text:p><text:s text:c="3"/>43,829</text:p>
          </table:table-cell>
          <table:table-cell office:value-type="float" office:value="136" table:style-name="ce43">
            <text:p><text:s text:c="3"/>136</text:p>
          </table:table-cell>
          <table:table-cell office:value-type="float" office:value="399" table:style-name="ce42">
            <text:p><text:s text:c="3"/>39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1002" table:style-name="ce40">
            <text:p><text:s text:c="3"/>41,002</text:p>
          </table:table-cell>
          <table:table-cell office:value-type="float" office:value="39526" table:style-name="ce40">
            <text:p><text:s text:c="3"/>39,526</text:p>
          </table:table-cell>
          <table:table-cell office:value-type="float" office:value="1475" table:style-name="ce40">
            <text:p><text:s text:c="3"/>1,475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8446" table:style-name="ce178">
            <text:p><text:s text:c="3"/>38,446</text:p>
          </table:table-cell>
          <table:table-cell office:value-type="float" office:value="1417" table:style-name="ce178">
            <text:p><text:s text:c="3"/>1,417</text:p>
          </table:table-cell>
          <table:table-cell office:value-type="float" office:value="1139" table:style-name="ce178">
            <text:p><text:s text:c="3"/>1,139</text:p>
          </table:table-cell>
          <table:table-cell office:value-type="float" office:value="40527" table:style-name="ce40">
            <text:p><text:s text:c="3"/>40,527</text:p>
          </table:table-cell>
          <table:table-cell office:value-type="float" office:value="136" table:style-name="ce40">
            <text:p><text:s text:c="3"/>136</text:p>
          </table:table-cell>
          <table:table-cell office:value-type="float" office:value="339" table:style-name="ce39">
            <text:p><text:s text:c="3"/>33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92" table:style-name="ce36">
            <text:p><text:s text:c="3"/>18,192</text:p>
          </table:table-cell>
          <table:table-cell office:value-type="float" office:value="17524" table:style-name="ce34">
            <text:p><text:s text:c="3"/>17,524</text:p>
          </table:table-cell>
          <table:table-cell office:value-type="float" office:value="668" table:style-name="ce34">
            <text:p><text:s text:c="3"/>668</text:p>
          </table:table-cell>
          <table:table-cell office:value-type="float" office:value="0" table:style-name="ce36">
            <text:p>—</text:p>
          </table:table-cell>
          <table:table-cell office:value-type="float" office:value="17031" table:style-name="ce187">
            <text:p><text:s text:c="3"/>17,031</text:p>
          </table:table-cell>
          <table:table-cell office:value-type="float" office:value="654" table:style-name="ce188">
            <text:p><text:s text:c="3"/>654</text:p>
          </table:table-cell>
          <table:table-cell office:value-type="float" office:value="507" table:style-name="ce188">
            <text:p><text:s text:c="3"/>507</text:p>
          </table:table-cell>
          <table:table-cell office:value-type="float" office:value="17977" table:style-name="ce35">
            <text:p><text:s text:c="3"/>17,97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65" table:style-name="ce34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 月</text:p>
          </table:table-cell>
          <table:table-cell office:value-type="string" table:style-name="ce13">
            <text:p>男</text:p>
          </table:table-cell>
          <table:table-cell office:value-type="float" office:value="9527" table:style-name="ce26">
            <text:p><text:s text:c="3"/>9,527</text:p>
          </table:table-cell>
          <table:table-cell office:value-type="float" office:value="9179" table:style-name="ce32">
            <text:p><text:s text:c="3"/>9,179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2">
            <text:p>—</text:p>
          </table:table-cell>
          <table:table-cell office:value-type="float" office:value="8906" table:style-name="ce189">
            <text:p><text:s text:c="3"/>8,906</text:p>
          </table:table-cell>
          <table:table-cell office:value-type="float" office:value="349" table:style-name="ce190">
            <text:p><text:s text:c="3"/>349</text:p>
          </table:table-cell>
          <table:table-cell office:value-type="float" office:value="272" table:style-name="ce190">
            <text:p><text:s text:c="3"/>272</text:p>
          </table:table-cell>
          <table:table-cell office:value-type="float" office:value="9404" table:style-name="ce31">
            <text:p><text:s text:c="3"/>9,404</text:p>
          </table:table-cell>
          <table:table-cell office:value-type="float" office:value="25" table:style-name="ce30">
            <text:p>25</text:p>
          </table:table-cell>
          <table:table-cell office:value-type="float" office:value="98" table:style-name="ce29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65" table:style-name="ce26">
            <text:p><text:s text:c="3"/>8,665</text:p>
          </table:table-cell>
          <table:table-cell office:value-type="float" office:value="8345" table:style-name="ce32">
            <text:p><text:s text:c="3"/>8,345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0" table:style-name="ce38">
            <text:p>—</text:p>
          </table:table-cell>
          <table:table-cell office:value-type="float" office:value="8125" table:style-name="ce189">
            <text:p><text:s text:c="3"/>8,125</text:p>
          </table:table-cell>
          <table:table-cell office:value-type="float" office:value="305" table:style-name="ce190">
            <text:p><text:s text:c="3"/>305</text:p>
          </table:table-cell>
          <table:table-cell office:value-type="float" office:value="235" table:style-name="ce190">
            <text:p><text:s text:c="3"/>235</text:p>
          </table:table-cell>
          <table:table-cell office:value-type="float" office:value="8573" table:style-name="ce31">
            <text:p><text:s text:c="3"/>8,573</text:p>
          </table:table-cell>
          <table:table-cell office:value-type="float" office:value="25" table:style-name="ce30">
            <text:p>25</text:p>
          </table:table-cell>
          <table:table-cell office:value-type="float" office:value="67" table:style-name="ce29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4933" table:style-name="ce36">
            <text:p><text:s text:c="3"/>14,933</text:p>
          </table:table-cell>
          <table:table-cell office:value-type="float" office:value="14411" table:style-name="ce34">
            <text:p><text:s text:c="3"/>14,411</text:p>
          </table:table-cell>
          <table:table-cell office:value-type="float" office:value="522" table:style-name="ce34">
            <text:p><text:s text:c="3"/>522</text:p>
          </table:table-cell>
          <table:table-cell office:value-type="float" office:value="0" table:style-name="ce36">
            <text:p>—</text:p>
          </table:table-cell>
          <table:table-cell office:value-type="float" office:value="13927" table:style-name="ce187">
            <text:p><text:s text:c="3"/>13,927</text:p>
          </table:table-cell>
          <table:table-cell office:value-type="float" office:value="583" table:style-name="ce188">
            <text:p><text:s text:c="3"/>583</text:p>
          </table:table-cell>
          <table:table-cell office:value-type="float" office:value="423" table:style-name="ce188">
            <text:p><text:s text:c="3"/>423</text:p>
          </table:table-cell>
          <table:table-cell office:value-type="float" office:value="14765" table:style-name="ce35">
            <text:p><text:s text:c="3"/>14,765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124" table:style-name="ce34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2 月</text:p>
          </table:table-cell>
          <table:table-cell office:value-type="string" table:style-name="ce13">
            <text:p>男</text:p>
          </table:table-cell>
          <table:table-cell office:value-type="float" office:value="7679" table:style-name="ce26">
            <text:p><text:s text:c="3"/>7,679</text:p>
          </table:table-cell>
          <table:table-cell office:value-type="float" office:value="7408" table:style-name="ce32">
            <text:p><text:s text:c="3"/>7,408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2">
            <text:p>—</text:p>
          </table:table-cell>
          <table:table-cell office:value-type="float" office:value="7141" table:style-name="ce189">
            <text:p><text:s text:c="3"/>7,141</text:p>
          </table:table-cell>
          <table:table-cell office:value-type="float" office:value="322" table:style-name="ce190">
            <text:p><text:s text:c="3"/>322</text:p>
          </table:table-cell>
          <table:table-cell office:value-type="float" office:value="216" table:style-name="ce190">
            <text:p><text:s text:c="3"/>216</text:p>
          </table:table-cell>
          <table:table-cell office:value-type="float" office:value="7600" table:style-name="ce31">
            <text:p><text:s text:c="3"/>7,600</text:p>
          </table:table-cell>
          <table:table-cell office:value-type="float" office:value="20" table:style-name="ce30">
            <text:p>20</text:p>
          </table:table-cell>
          <table:table-cell office:value-type="float" office:value="59" table:style-name="ce29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254" table:style-name="ce26">
            <text:p><text:s text:c="3"/>7,254</text:p>
          </table:table-cell>
          <table:table-cell office:value-type="float" office:value="7003" table:style-name="ce32">
            <text:p><text:s text:c="3"/>7,0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0" table:style-name="ce38">
            <text:p>—</text:p>
          </table:table-cell>
          <table:table-cell office:value-type="float" office:value="6786" table:style-name="ce189">
            <text:p><text:s text:c="3"/>6,786</text:p>
          </table:table-cell>
          <table:table-cell office:value-type="float" office:value="261" table:style-name="ce190">
            <text:p><text:s text:c="3"/>261</text:p>
          </table:table-cell>
          <table:table-cell office:value-type="float" office:value="207" table:style-name="ce190">
            <text:p><text:s text:c="3"/>207</text:p>
          </table:table-cell>
          <table:table-cell office:value-type="float" office:value="7165" table:style-name="ce31">
            <text:p><text:s text:c="3"/>7,165</text:p>
          </table:table-cell>
          <table:table-cell office:value-type="float" office:value="24" table:style-name="ce30">
            <text:p>24</text:p>
          </table:table-cell>
          <table:table-cell office:value-type="float" office:value="65" table:style-name="ce29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9384" table:style-name="ce36">
            <text:p><text:s text:c="3"/>19,384</text:p>
          </table:table-cell>
          <table:table-cell office:value-type="float" office:value="18654" table:style-name="ce34">
            <text:p><text:s text:c="3"/>18,654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8201" table:style-name="ce187">
            <text:p><text:s text:c="3"/>18,201</text:p>
          </table:table-cell>
          <table:table-cell office:value-type="float" office:value="680" table:style-name="ce188">
            <text:p><text:s text:c="3"/>680</text:p>
          </table:table-cell>
          <table:table-cell office:value-type="float" office:value="503" table:style-name="ce188">
            <text:p><text:s text:c="3"/>503</text:p>
          </table:table-cell>
          <table:table-cell office:value-type="float" office:value="19165" table:style-name="ce35">
            <text:p><text:s text:c="3"/>19,165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56" table:style-name="ce34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3 月</text:p>
          </table:table-cell>
          <table:table-cell office:value-type="string" table:style-name="ce13">
            <text:p>男</text:p>
          </table:table-cell>
          <table:table-cell office:value-type="float" office:value="10041" table:style-name="ce26">
            <text:p><text:s text:c="3"/>10,041</text:p>
          </table:table-cell>
          <table:table-cell office:value-type="float" office:value="9659" table:style-name="ce32">
            <text:p><text:s text:c="3"/>9,659</text:p>
          </table:table-cell>
          <table:table-cell office:value-type="float" office:value="381" table:style-name="ce26">
            <text:p><text:s text:c="3"/>3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461" table:style-name="ce189">
            <text:p><text:s text:c="3"/>9,461</text:p>
          </table:table-cell>
          <table:table-cell office:value-type="float" office:value="350" table:style-name="ce190">
            <text:p><text:s text:c="3"/>350</text:p>
          </table:table-cell>
          <table:table-cell office:value-type="float" office:value="230" table:style-name="ce190">
            <text:p><text:s text:c="3"/>230</text:p>
          </table:table-cell>
          <table:table-cell office:value-type="float" office:value="9923" table:style-name="ce31">
            <text:p><text:s text:c="3"/>9,923</text:p>
          </table:table-cell>
          <table:table-cell office:value-type="float" office:value="30" table:style-name="ce30">
            <text:p>30</text:p>
          </table:table-cell>
          <table:table-cell office:value-type="float" office:value="88" table:style-name="ce29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343" table:style-name="ce26">
            <text:p><text:s text:c="3"/>9,343</text:p>
          </table:table-cell>
          <table:table-cell office:value-type="float" office:value="8995" table:style-name="ce32">
            <text:p><text:s text:c="3"/>8,995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8">
            <text:p>—</text:p>
          </table:table-cell>
          <table:table-cell office:value-type="float" office:value="8740" table:style-name="ce189">
            <text:p><text:s text:c="3"/>8,740</text:p>
          </table:table-cell>
          <table:table-cell office:value-type="float" office:value="330" table:style-name="ce190">
            <text:p><text:s text:c="3"/>330</text:p>
          </table:table-cell>
          <table:table-cell office:value-type="float" office:value="273" table:style-name="ce190">
            <text:p><text:s text:c="3"/>273</text:p>
          </table:table-cell>
          <table:table-cell office:value-type="float" office:value="9242" table:style-name="ce31">
            <text:p><text:s text:c="3"/>9,242</text:p>
          </table:table-cell>
          <table:table-cell office:value-type="float" office:value="33" table:style-name="ce30">
            <text:p>33</text:p>
          </table:table-cell>
          <table:table-cell office:value-type="float" office:value="68" table:style-name="ce29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86" table:style-name="ce36">
            <text:p><text:s text:c="3"/>16,586</text:p>
          </table:table-cell>
          <table:table-cell office:value-type="float" office:value="15948" table:style-name="ce34">
            <text:p><text:s text:c="3"/>15,948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517" table:style-name="ce187">
            <text:p><text:s text:c="3"/>15,517</text:p>
          </table:table-cell>
          <table:table-cell office:value-type="float" office:value="603" table:style-name="ce188">
            <text:p><text:s text:c="3"/>603</text:p>
          </table:table-cell>
          <table:table-cell office:value-type="float" office:value="466" table:style-name="ce188">
            <text:p><text:s text:c="3"/>466</text:p>
          </table:table-cell>
          <table:table-cell office:value-type="float" office:value="16378" table:style-name="ce35">
            <text:p><text:s text:c="3"/>16,378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48" table:style-name="ce34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4 月</text:p>
          </table:table-cell>
          <table:table-cell office:value-type="string" table:style-name="ce13">
            <text:p>男</text:p>
          </table:table-cell>
          <table:table-cell office:value-type="float" office:value="8602" table:style-name="ce26">
            <text:p><text:s text:c="3"/>8,602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0" table:style-name="ce32">
            <text:p>—</text:p>
          </table:table-cell>
          <table:table-cell office:value-type="float" office:value="8038" table:style-name="ce189">
            <text:p><text:s text:c="3"/>8,038</text:p>
          </table:table-cell>
          <table:table-cell office:value-type="float" office:value="335" table:style-name="ce190">
            <text:p><text:s text:c="3"/>335</text:p>
          </table:table-cell>
          <table:table-cell office:value-type="float" office:value="229" table:style-name="ce190">
            <text:p><text:s text:c="3"/>229</text:p>
          </table:table-cell>
          <table:table-cell office:value-type="float" office:value="8489" table:style-name="ce31">
            <text:p><text:s text:c="3"/>8,489</text:p>
          </table:table-cell>
          <table:table-cell office:value-type="float" office:value="37" table:style-name="ce30">
            <text:p>37</text:p>
          </table:table-cell>
          <table:table-cell office:value-type="float" office:value="76" table:style-name="ce29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84" table:style-name="ce26">
            <text:p><text:s text:c="3"/>7,984</text:p>
          </table:table-cell>
          <table:table-cell office:value-type="float" office:value="7698" table:style-name="ce32">
            <text:p><text:s text:c="3"/>7,698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479" table:style-name="ce189">
            <text:p><text:s text:c="3"/>7,479</text:p>
          </table:table-cell>
          <table:table-cell office:value-type="float" office:value="268" table:style-name="ce190">
            <text:p><text:s text:c="3"/>268</text:p>
          </table:table-cell>
          <table:table-cell office:value-type="float" office:value="237" table:style-name="ce190">
            <text:p><text:s text:c="3"/>237</text:p>
          </table:table-cell>
          <table:table-cell office:value-type="float" office:value="7889" table:style-name="ce31">
            <text:p><text:s text:c="3"/>7,889</text:p>
          </table:table-cell>
          <table:table-cell office:value-type="float" office:value="23" table:style-name="ce30">
            <text:p>23</text:p>
          </table:table-cell>
          <table:table-cell office:value-type="float" office:value="72" table:style-name="ce29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271" table:style-name="ce36">
            <text:p><text:s text:c="3"/>16,271</text:p>
          </table:table-cell>
          <table:table-cell office:value-type="float" office:value="15699" table:style-name="ce34">
            <text:p><text:s text:c="3"/>15,699</text:p>
          </table:table-cell>
          <table:table-cell office:value-type="float" office:value="572" table:style-name="ce34">
            <text:p><text:s text:c="3"/>572</text:p>
          </table:table-cell>
          <table:table-cell office:value-type="float" office:value="0" table:style-name="ce36">
            <text:p>—</text:p>
          </table:table-cell>
          <table:table-cell office:value-type="float" office:value="15258" table:style-name="ce187">
            <text:p><text:s text:c="3"/>15,258</text:p>
          </table:table-cell>
          <table:table-cell office:value-type="float" office:value="568" table:style-name="ce188">
            <text:p><text:s text:c="3"/>568</text:p>
          </table:table-cell>
          <table:table-cell office:value-type="float" office:value="445" table:style-name="ce188">
            <text:p><text:s text:c="3"/>445</text:p>
          </table:table-cell>
          <table:table-cell office:value-type="float" office:value="16071" table:style-name="ce35">
            <text:p><text:s text:c="3"/>16,07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145" table:style-name="ce34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515" table:style-name="ce26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189">
            <text:p><text:s text:c="3"/>7,942</text:p>
          </table:table-cell>
          <table:table-cell office:value-type="float" office:value="315" table:style-name="ce190">
            <text:p><text:s text:c="3"/>315</text:p>
          </table:table-cell>
          <table:table-cell office:value-type="float" office:value="258" table:style-name="ce190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30">
            <text:p>24</text:p>
          </table:table-cell>
          <table:table-cell office:value-type="float" office:value="78" table:style-name="ce29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756" table:style-name="ce26">
            <text:p><text:s text:c="3"/>7,756</text:p>
          </table:table-cell>
          <table:table-cell office:value-type="float" office:value="7485" table:style-name="ce23">
            <text:p><text:s text:c="3"/>7,485</text:p>
          </table:table-cell>
          <table:table-cell office:value-type="float" office:value="271" table:style-name="ce25">
            <text:p><text:s text:c="3"/>271</text:p>
          </table:table-cell>
          <table:table-cell office:value-type="float" office:value="0" table:style-name="ce24">
            <text:p>—</text:p>
          </table:table-cell>
          <table:table-cell office:value-type="float" office:value="7316" table:style-name="ce191">
            <text:p><text:s text:c="3"/>7,316</text:p>
          </table:table-cell>
          <table:table-cell office:value-type="float" office:value="253" table:style-name="ce192">
            <text:p><text:s text:c="3"/>253</text:p>
          </table:table-cell>
          <table:table-cell office:value-type="float" office:value="187" table:style-name="ce192">
            <text:p><text:s text:c="3"/>187</text:p>
          </table:table-cell>
          <table:table-cell office:value-type="float" office:value="7658" table:style-name="ce22">
            <text:p><text:s text:c="3"/>7,658</text:p>
          </table:table-cell>
          <table:table-cell office:value-type="float" office:value="31" table:style-name="ce21">
            <text:p>31</text:p>
          </table:table-cell>
          <table:table-cell office:value-type="float" office:value="67" table:style-name="ce20">
            <text:p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3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3.91" table:style-name="ce18">
            <text:p><text:s/>3.91</text:p>
          </table:table-cell>
          <table:table-cell office:value-type="float" office:value="4.3499999999999996" table:style-name="ce18">
            <text:p><text:s/>4.35</text:p>
          </table:table-cell>
          <table:table-cell office:value-type="float" office:value="-6.69" table:style-name="ce18">
            <text:p><text:s text:c="3"/>－6.69</text:p>
          </table:table-cell>
          <table:table-cell office:value-type="float" office:value="0" table:style-name="ce18">
            <text:p>－</text:p>
          </table:table-cell>
          <table:table-cell office:value-type="float" office:value="4.59" table:style-name="ce18">
            <text:p><text:s/>4.59</text:p>
          </table:table-cell>
          <table:table-cell office:value-type="float" office:value="-6.73" table:style-name="ce18">
            <text:p><text:s text:c="3"/>－6.73</text:p>
          </table:table-cell>
          <table:table-cell office:value-type="float" office:value="-3.47" table:style-name="ce18">
            <text:p><text:s text:c="3"/>－3.47</text:p>
          </table:table-cell>
          <table:table-cell office:value-type="float" office:value="3.81" table:style-name="ce18">
            <text:p><text:s/>3.81</text:p>
          </table:table-cell>
          <table:table-cell office:value-type="float" office:value="5.77" table:style-name="ce18">
            <text:p><text:s/>5.77</text:p>
          </table:table-cell>
          <table:table-cell office:value-type="float" office:value="16" table:style-name="ce17">
            <text:p><text:s/>16.0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5.01" table:style-name="ce12">
            <text:p><text:s/>5.01</text:p>
          </table:table-cell>
          <table:table-cell office:value-type="float" office:value="5.71" table:style-name="ce12">
            <text:p><text:s/>5.71</text:p>
          </table:table-cell>
          <table:table-cell office:value-type="float" office:value="-11.21" table:style-name="ce12">
            <text:p><text:s text:c="3"/>－11.21</text:p>
          </table:table-cell>
          <table:table-cell office:value-type="float" office:value="0" table:style-name="ce12">
            <text:p>－</text:p>
          </table:table-cell>
          <table:table-cell office:value-type="float" office:value="5.05" table:style-name="ce12">
            <text:p><text:s/>5.05</text:p>
          </table:table-cell>
          <table:table-cell office:value-type="float" office:value="0.96" table:style-name="ce12">
            <text:p><text:s/>0.96</text:p>
          </table:table-cell>
          <table:table-cell office:value-type="float" office:value="8.86" table:style-name="ce12">
            <text:p><text:s/>8.86</text:p>
          </table:table-cell>
          <table:table-cell office:value-type="float" office:value="4.8" table:style-name="ce12">
            <text:p><text:s/>4.80</text:p>
          </table:table-cell>
          <table:table-cell office:value-type="float" office:value="0" table:style-name="ce12">
            <text:p>－</text:p>
          </table:table-cell>
          <table:table-cell office:value-type="float" office:value="36.840000000000003" table:style-name="ce11">
            <text:p><text:s/>36.8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2.74" table:style-name="ce9">
            <text:p><text:s/>2.74</text:p>
          </table:table-cell>
          <table:table-cell office:value-type="float" office:value="2.89" table:style-name="ce9">
            <text:p><text:s/>2.89</text:p>
          </table:table-cell>
          <table:table-cell office:value-type="float" office:value="-1.0900000000000001" table:style-name="ce9">
            <text:p><text:s text:c="3"/>－1.09</text:p>
          </table:table-cell>
          <table:table-cell office:value-type="float" office:value="0" table:style-name="ce9">
            <text:p>－</text:p>
          </table:table-cell>
          <table:table-cell office:value-type="float" office:value="4.0999999999999996" table:style-name="ce9">
            <text:p><text:s/>4.10</text:p>
          </table:table-cell>
          <table:table-cell office:value-type="float" office:value="-14.81" table:style-name="ce9">
            <text:p><text:s text:c="3"/>－14.81</text:p>
          </table:table-cell>
          <table:table-cell office:value-type="float" office:value="-16.52" table:style-name="ce9">
            <text:p><text:s text:c="3"/>－16.52</text:p>
          </table:table-cell>
          <table:table-cell office:value-type="float" office:value="2.75" table:style-name="ce9">
            <text:p><text:s/>2.75</text:p>
          </table:table-cell>
          <table:table-cell office:value-type="float" office:value="10.71" table:style-name="ce9">
            <text:p><text:s/>10.71</text:p>
          </table:table-cell>
          <table:table-cell office:value-type="float" office:value="-1.47" table:style-name="ce8">
            <text:p><text:s text:c="3"/>－1.4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<text:s/>較本年上月 <text:s/>増減 (%) △</text:p>
          </table:table-cell>
          <table:table-cell office:value-type="string" table:style-name="ce16">
            <text:p>計</text:p>
          </table:table-cell>
          <table:table-cell office:value-type="float" office:value="-1.9" table:style-name="ce15">
            <text:p><text:s text:c="3"/>－1.90</text:p>
          </table:table-cell>
          <table:table-cell office:value-type="float" office:value="-1.56" table:style-name="ce15">
            <text:p><text:s text:c="3"/>－1.56</text:p>
          </table:table-cell>
          <table:table-cell office:value-type="float" office:value="-10.199999999999999" table:style-name="ce15">
            <text:p><text:s text:c="3"/>－10.20</text:p>
          </table:table-cell>
          <table:table-cell office:value-type="float" office:value="-100" table:style-name="ce15">
            <text:p><text:s text:c="3"/>－100.00</text:p>
          </table:table-cell>
          <table:table-cell office:value-type="float" office:value="-1.67" table:style-name="ce15">
            <text:p><text:s text:c="3"/>－1.67</text:p>
          </table:table-cell>
          <table:table-cell office:value-type="float" office:value="-5.8" table:style-name="ce15">
            <text:p><text:s text:c="3"/>－5.80</text:p>
          </table:table-cell>
          <table:table-cell office:value-type="float" office:value="-4.51" table:style-name="ce15">
            <text:p><text:s text:c="3"/>－4.51</text:p>
          </table:table-cell>
          <table:table-cell office:value-type="float" office:value="-1.87" table:style-name="ce15">
            <text:p><text:s text:c="3"/>－1.87</text:p>
          </table:table-cell>
          <table:table-cell office:value-type="float" office:value="-8.33" table:style-name="ce15">
            <text:p><text:s text:c="3"/>－8.33</text:p>
          </table:table-cell>
          <table:table-cell office:value-type="float" office:value="-2.0299999999999998" table:style-name="ce14">
            <text:p><text:s text:c="3"/>－2.0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-1.01" table:style-name="ce12">
            <text:p><text:s text:c="3"/>－1.01</text:p>
          </table:table-cell>
          <table:table-cell office:value-type="float" office:value="-0.44" table:style-name="ce12">
            <text:p><text:s text:c="3"/>－0.44</text:p>
          </table:table-cell>
          <table:table-cell office:value-type="float" office:value="-14.49" table:style-name="ce12">
            <text:p><text:s text:c="3"/>－14.49</text:p>
          </table:table-cell>
          <table:table-cell office:value-type="float" office:value="0" table:style-name="ce12">
            <text:p>－</text:p>
          </table:table-cell>
          <table:table-cell office:value-type="float" office:value="-1.19" table:style-name="ce12">
            <text:p><text:s text:c="3"/>－1.19</text:p>
          </table:table-cell>
          <table:table-cell office:value-type="float" office:value="-5.97" table:style-name="ce12">
            <text:p><text:s text:c="3"/>－5.97</text:p>
          </table:table-cell>
          <table:table-cell office:value-type="float" office:value="12.66" table:style-name="ce12">
            <text:p><text:s/>12.66</text:p>
          </table:table-cell>
          <table:table-cell office:value-type="float" office:value="-0.9" table:style-name="ce12">
            <text:p><text:s text:c="3"/>－0.90</text:p>
          </table:table-cell>
          <table:table-cell office:value-type="float" office:value="-35.14" table:style-name="ce12">
            <text:p><text:s text:c="3"/>－35.14</text:p>
          </table:table-cell>
          <table:table-cell office:value-type="float" office:value="2.63" table:style-name="ce11">
            <text:p><text:s/>2.6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-2.86" table:style-name="ce9">
            <text:p><text:s text:c="3"/>－2.86</text:p>
          </table:table-cell>
          <table:table-cell office:value-type="float" office:value="-2.77" table:style-name="ce9">
            <text:p><text:s text:c="3"/>－2.77</text:p>
          </table:table-cell>
          <table:table-cell office:value-type="float" office:value="-4.91" table:style-name="ce9">
            <text:p><text:s text:c="3"/>－4.91</text:p>
          </table:table-cell>
          <table:table-cell office:value-type="float" office:value="-100" table:style-name="ce9">
            <text:p><text:s text:c="3"/>－100.00</text:p>
          </table:table-cell>
          <table:table-cell office:value-type="float" office:value="-2.1800000000000002" table:style-name="ce9">
            <text:p><text:s text:c="3"/>－2.18</text:p>
          </table:table-cell>
          <table:table-cell office:value-type="float" office:value="-5.6" table:style-name="ce9">
            <text:p><text:s text:c="3"/>－5.60</text:p>
          </table:table-cell>
          <table:table-cell office:value-type="float" office:value="-21.1" table:style-name="ce9">
            <text:p><text:s text:c="3"/>－21.10</text:p>
          </table:table-cell>
          <table:table-cell office:value-type="float" office:value="-2.93" table:style-name="ce9">
            <text:p><text:s text:c="3"/>－2.93</text:p>
          </table:table-cell>
          <table:table-cell office:value-type="float" office:value="34.78" table:style-name="ce9">
            <text:p><text:s/>34.78</text:p>
          </table:table-cell>
          <table:table-cell office:value-type="float" office:value="-6.94" table:style-name="ce8">
            <text:p><text:s text:c="3"/>－6.9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99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7"/>
        </table:table-row>
        <table:table-row table:style-name="ro11">
          <table:table-cell table:style-name="ce77"/>
          <table:table-cell table:number-columns-repeated="2" table:style-name="ce110"/>
          <table:table-cell table:style-name="ce77"/>
          <table:table-cell table:style-name="ce110"/>
          <table:table-cell office:value-type="string" table:style-name="ce110">
            <text:p>中 華 民 國 104 年 5 月 份</text:p>
          </table:table-cell>
          <table:table-cell table:style-name="ce77"/>
          <table:table-cell table:style-name="ce110"/>
          <table:table-cell table:number-columns-repeated="3" table:style-name="ce77"/>
          <table:table-cell office:value-type="string" table:style-name="ce109">
            <text:p><text:s text:c="3"/>單位︰人</text:p>
          </table:table-cell>
          <table:table-cell table:number-columns-repeated="16372" table:style-name="ce77"/>
        </table:table-row>
        <table:table-row table:style-name="ro12">
          <table:table-cell office:value-type="string" table:number-columns-spanned="1" table:number-rows-spanned="4" table:style-name="ce217">
            <text:p>區域別</text:p>
          </table:table-cell>
          <table:table-cell office:value-type="string" table:number-columns-spanned="1" table:number-rows-spanned="4" table:style-name="ce218">
            <text:p>性別</text:p>
          </table:table-cell>
          <table:table-cell office:value-type="string" table:number-columns-spanned="4" table:number-rows-spanned="1" table:style-name="ce21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0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2">
            <text:p>合計</text:p>
          </table:table-cell>
          <table:table-cell office:value-type="string" table:number-columns-spanned="1" table:number-rows-spanned="3" table:style-name="ce202">
            <text:p>婚生</text:p>
          </table:table-cell>
          <table:table-cell office:value-type="string" table:number-columns-spanned="1" table:number-rows-spanned="3" table:style-name="ce203">
            <text:p>非婚生</text:p>
          </table:table-cell>
          <table:table-cell office:value-type="string" table:number-columns-spanned="1" table:number-rows-spanned="3" table:style-name="ce202">
            <text:p>無依兒童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8"/>
          <table:table-cell office:value-type="string" table:style-name="ce47">
            <text:p>計</text:p>
          </table:table-cell>
          <table:table-cell office:value-type="float" office:value="16271" table:style-name="ce72">
            <text:p><text:s text:c="3"/>16,271</text:p>
          </table:table-cell>
          <table:table-cell office:value-type="float" office:value="15699" table:style-name="ce46">
            <text:p><text:s text:c="3"/>15,699</text:p>
          </table:table-cell>
          <table:table-cell office:value-type="float" office:value="572" table:style-name="ce46">
            <text:p><text:s text:c="3"/>572</text:p>
          </table:table-cell>
          <table:table-cell office:value-type="float" office:value="0" table:style-name="ce46">
            <text:p>—</text:p>
          </table:table-cell>
          <table:table-cell office:value-type="float" office:value="15258" table:style-name="ce46">
            <text:p><text:s text:c="3"/>15,258</text:p>
          </table:table-cell>
          <table:table-cell office:value-type="float" office:value="568" table:style-name="ce46">
            <text:p><text:s text:c="3"/>568</text:p>
          </table:table-cell>
          <table:table-cell office:value-type="float" office:value="445" table:style-name="ce46">
            <text:p><text:s text:c="3"/>445</text:p>
          </table:table-cell>
          <table:table-cell office:value-type="float" office:value="16071" table:style-name="ce46">
            <text:p><text:s text:c="3"/>16,071</text:p>
          </table:table-cell>
          <table:table-cell office:value-type="float" office:value="55" table:style-name="ce46">
            <text:p><text:s text:c="3"/>55</text:p>
          </table:table-cell>
          <table:table-cell office:value-type="float" office:value="145" table:style-name="ce45">
            <text:p><text:s text:c="3"/>1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總 <text:s text:c="5"/>計</text:p>
          </table:table-cell>
          <table:table-cell office:value-type="string" table:style-name="ce44">
            <text:p>男</text:p>
          </table:table-cell>
          <table:table-cell office:value-type="float" office:value="8515" table:style-name="ce98">
            <text:p><text:s text:c="3"/>8,515</text:p>
          </table:table-cell>
          <table:table-cell office:value-type="float" office:value="8214" table:style-name="ce43">
            <text:p><text:s text:c="3"/>8,214</text:p>
          </table:table-cell>
          <table:table-cell office:value-type="float" office:value="301" table:style-name="ce43">
            <text:p><text:s text:c="3"/>301</text:p>
          </table:table-cell>
          <table:table-cell office:value-type="float" office:value="0" table:style-name="ce43">
            <text:p>—</text:p>
          </table:table-cell>
          <table:table-cell office:value-type="float" office:value="7942" table:style-name="ce43">
            <text:p><text:s text:c="3"/>7,942</text:p>
          </table:table-cell>
          <table:table-cell office:value-type="float" office:value="315" table:style-name="ce43">
            <text:p><text:s text:c="3"/>315</text:p>
          </table:table-cell>
          <table:table-cell office:value-type="float" office:value="258" table:style-name="ce43">
            <text:p><text:s text:c="3"/>258</text:p>
          </table:table-cell>
          <table:table-cell office:value-type="float" office:value="8413" table:style-name="ce43">
            <text:p><text:s text:c="3"/>8,413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78" table:style-name="ce42">
            <text:p><text:s text:c="3"/>7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7756" table:style-name="ce97">
            <text:p><text:s text:c="3"/>7,756</text:p>
          </table:table-cell>
          <table:table-cell office:value-type="float" office:value="7485" table:style-name="ce43">
            <text:p><text:s text:c="3"/>7,485</text:p>
          </table:table-cell>
          <table:table-cell office:value-type="float" office:value="271" table:style-name="ce43">
            <text:p><text:s text:c="3"/>271</text:p>
          </table:table-cell>
          <table:table-cell office:value-type="float" office:value="0" table:style-name="ce43">
            <text:p>—</text:p>
          </table:table-cell>
          <table:table-cell office:value-type="float" office:value="7316" table:style-name="ce40">
            <text:p><text:s text:c="3"/>7,316</text:p>
          </table:table-cell>
          <table:table-cell office:value-type="float" office:value="253" table:style-name="ce43">
            <text:p><text:s text:c="3"/>253</text:p>
          </table:table-cell>
          <table:table-cell office:value-type="float" office:value="187" table:style-name="ce43">
            <text:p><text:s text:c="3"/>187</text:p>
          </table:table-cell>
          <table:table-cell office:value-type="float" office:value="7658" table:style-name="ce43">
            <text:p><text:s text:c="3"/>7,658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67" table:style-name="ce39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872" table:style-name="ce72">
            <text:p><text:s text:c="3"/>2,872</text:p>
          </table:table-cell>
          <table:table-cell office:value-type="float" office:value="2762" table:style-name="ce72">
            <text:p><text:s text:c="3"/>2,762</text:p>
          </table:table-cell>
          <table:table-cell office:value-type="float" office:value="110" table:style-name="ce72">
            <text:p><text:s text:c="3"/>110</text:p>
          </table:table-cell>
          <table:table-cell office:value-type="float" office:value="0" table:style-name="ce72">
            <text:p>—</text:p>
          </table:table-cell>
          <table:table-cell office:value-type="float" office:value="2671" table:style-name="ce43">
            <text:p><text:s text:c="3"/>2,671</text:p>
          </table:table-cell>
          <table:table-cell office:value-type="float" office:value="122" table:style-name="ce72">
            <text:p><text:s text:c="3"/>12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2814" table:style-name="ce46">
            <text:p><text:s text:c="3"/>2,814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38" table:style-name="ce101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新北市</text:p>
          </table:table-cell>
          <table:table-cell office:value-type="string" table:style-name="ce44">
            <text:p>男</text:p>
          </table:table-cell>
          <table:table-cell office:value-type="float" office:value="1534" table:style-name="ce98">
            <text:p><text:s text:c="3"/>1,534</text:p>
          </table:table-cell>
          <table:table-cell office:value-type="float" office:value="1471" table:style-name="ce98">
            <text:p><text:s text:c="3"/>1,471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0" table:style-name="ce98">
            <text:p>—</text:p>
          </table:table-cell>
          <table:table-cell office:value-type="float" office:value="1413" table:style-name="ce43">
            <text:p><text:s text:c="3"/>1,413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1508" table:style-name="ce43">
            <text:p><text:s text:c="3"/>1,508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6" table:style-name="ce99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1338" table:style-name="ce97">
            <text:p><text:s text:c="3"/>1,338</text:p>
          </table:table-cell>
          <table:table-cell office:value-type="float" office:value="1291" table:style-name="ce98">
            <text:p><text:s text:c="3"/>1,291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0" table:style-name="ce97">
            <text:p>—</text:p>
          </table:table-cell>
          <table:table-cell office:value-type="float" office:value="1258" table:style-name="ce40">
            <text:p><text:s text:c="3"/>1,258</text:p>
          </table:table-cell>
          <table:table-cell office:value-type="float" office:value="45" table:style-name="ce97">
            <text:p><text:s text:c="3"/>45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1306" table:style-name="ce40">
            <text:p><text:s text:c="3"/>1,306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22" table:style-name="ce96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271" table:style-name="ce72">
            <text:p><text:s text:c="3"/>2,271</text:p>
          </table:table-cell>
          <table:table-cell office:value-type="float" office:value="2228" table:style-name="ce72">
            <text:p><text:s text:c="3"/>2,228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0" table:style-name="ce72">
            <text:p>—</text:p>
          </table:table-cell>
          <table:table-cell office:value-type="float" office:value="2163" table:style-name="ce43">
            <text:p><text:s text:c="3"/>2,163</text:p>
          </table:table-cell>
          <table:table-cell office:value-type="float" office:value="85" table:style-name="ce72">
            <text:p><text:s text:c="3"/>85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2231" table:style-name="ce46">
            <text:p><text:s text:c="3"/>2,231</text:p>
          </table:table-cell>
          <table:table-cell office:value-type="float" office:value="11" table:style-name="ce72">
            <text:p><text:s text:c="3"/>11</text:p>
          </table:table-cell>
          <table:table-cell office:value-type="float" office:value="29" table:style-name="ce101">
            <text:p><text:s text:c="3"/>2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臺北市</text:p>
          </table:table-cell>
          <table:table-cell office:value-type="string" table:style-name="ce44">
            <text:p>男</text:p>
          </table:table-cell>
          <table:table-cell office:value-type="float" office:value="1179" table:style-name="ce98">
            <text:p><text:s text:c="3"/>1,179</text:p>
          </table:table-cell>
          <table:table-cell office:value-type="float" office:value="1165" table:style-name="ce98">
            <text:p><text:s text:c="3"/>1,165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125" table:style-name="ce43">
            <text:p><text:s text:c="3"/>1,125</text:p>
          </table:table-cell>
          <table:table-cell office:value-type="float" office:value="43" table:style-name="ce98">
            <text:p><text:s text:c="3"/>43</text:p>
          </table:table-cell>
          <table:table-cell office:value-type="float" office:value="11" table:style-name="ce99">
            <text:p><text:s text:c="3"/>11</text:p>
          </table:table-cell>
          <table:table-cell office:value-type="float" office:value="1154" table:style-name="ce43">
            <text:p><text:s text:c="3"/>1,154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9" table:style-name="ce99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1092" table:style-name="ce97">
            <text:p><text:s text:c="3"/>1,092</text:p>
          </table:table-cell>
          <table:table-cell office:value-type="float" office:value="1063" table:style-name="ce98">
            <text:p><text:s text:c="3"/>1,063</text:p>
          </table:table-cell>
          <table:table-cell office:value-type="float" office:value="29" table:style-name="ce97">
            <text:p><text:s text:c="3"/>29</text:p>
          </table:table-cell>
          <table:table-cell office:value-type="float" office:value="0" table:style-name="ce97">
            <text:p>—</text:p>
          </table:table-cell>
          <table:table-cell office:value-type="float" office:value="1038" table:style-name="ce40">
            <text:p><text:s text:c="3"/>1,038</text:p>
          </table:table-cell>
          <table:table-cell office:value-type="float" office:value="42" table:style-name="ce97">
            <text:p><text:s text:c="3"/>42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1077" table:style-name="ce40">
            <text:p><text:s text:c="3"/>1,077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0" table:style-name="ce96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1729" table:style-name="ce72">
            <text:p><text:s text:c="3"/>1,729</text:p>
          </table:table-cell>
          <table:table-cell office:value-type="float" office:value="1654" table:style-name="ce72">
            <text:p><text:s text:c="3"/>1,654</text:p>
          </table:table-cell>
          <table:table-cell office:value-type="float" office:value="75" table:style-name="ce72">
            <text:p><text:s text:c="3"/>75</text:p>
          </table:table-cell>
          <table:table-cell office:value-type="float" office:value="0" table:style-name="ce72">
            <text:p>—</text:p>
          </table:table-cell>
          <table:table-cell office:value-type="float" office:value="1608" table:style-name="ce43">
            <text:p><text:s text:c="3"/>1,608</text:p>
          </table:table-cell>
          <table:table-cell office:value-type="float" office:value="48" table:style-name="ce72">
            <text:p><text:s text:c="3"/>48</text:p>
          </table:table-cell>
          <table:table-cell office:value-type="float" office:value="73" table:style-name="ce101">
            <text:p><text:s text:c="3"/>73</text:p>
          </table:table-cell>
          <table:table-cell office:value-type="float" office:value="1710" table:style-name="ce46">
            <text:p><text:s text:c="3"/>1,710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14" table:style-name="ce101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桃園市</text:p>
          </table:table-cell>
          <table:table-cell office:value-type="string" table:style-name="ce44">
            <text:p>男</text:p>
          </table:table-cell>
          <table:table-cell office:value-type="float" office:value="889" table:style-name="ce98">
            <text:p><text:s text:c="3"/>889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820" table:style-name="ce43">
            <text:p><text:s text:c="3"/>820</text:p>
          </table:table-cell>
          <table:table-cell office:value-type="float" office:value="25" table:style-name="ce98">
            <text:p><text:s text:c="3"/>25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80" table:style-name="ce43">
            <text:p><text:s text:c="3"/>88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8" table:style-name="ce99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840" table:style-name="ce97">
            <text:p><text:s text:c="3"/>840</text:p>
          </table:table-cell>
          <table:table-cell office:value-type="float" office:value="805" table:style-name="ce98">
            <text:p><text:s text:c="3"/>805</text:p>
          </table:table-cell>
          <table:table-cell office:value-type="float" office:value="35" table:style-name="ce97">
            <text:p><text:s text:c="3"/>35</text:p>
          </table:table-cell>
          <table:table-cell office:value-type="float" office:value="0" table:style-name="ce97">
            <text:p>—</text:p>
          </table:table-cell>
          <table:table-cell office:value-type="float" office:value="788" table:style-name="ce40">
            <text:p><text:s text:c="3"/>788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29" table:style-name="ce96">
            <text:p><text:s text:c="3"/>29</text:p>
          </table:table-cell>
          <table:table-cell office:value-type="float" office:value="830" table:style-name="ce40">
            <text:p><text:s text:c="3"/>830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6" table:style-name="ce9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1943" table:style-name="ce72">
            <text:p><text:s text:c="3"/>1,943</text:p>
          </table:table-cell>
          <table:table-cell office:value-type="float" office:value="1881" table:style-name="ce72">
            <text:p><text:s text:c="3"/>1,881</text:p>
          </table:table-cell>
          <table:table-cell office:value-type="float" office:value="62" table:style-name="ce72">
            <text:p><text:s text:c="3"/>62</text:p>
          </table:table-cell>
          <table:table-cell office:value-type="float" office:value="0" table:style-name="ce72">
            <text:p>—</text:p>
          </table:table-cell>
          <table:table-cell office:value-type="float" office:value="1839" table:style-name="ce43">
            <text:p><text:s text:c="3"/>1,839</text:p>
          </table:table-cell>
          <table:table-cell office:value-type="float" office:value="61" table:style-name="ce72">
            <text:p><text:s text:c="3"/>61</text:p>
          </table:table-cell>
          <table:table-cell office:value-type="float" office:value="43" table:style-name="ce101">
            <text:p><text:s text:c="3"/>43</text:p>
          </table:table-cell>
          <table:table-cell office:value-type="float" office:value="1923" table:style-name="ce46">
            <text:p><text:s text:c="3"/>1,923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16" table:style-name="ce101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中市</text:p>
          </table:table-cell>
          <table:table-cell office:value-type="string" table:style-name="ce44">
            <text:p>男</text:p>
          </table:table-cell>
          <table:table-cell office:value-type="float" office:value="1040" table:style-name="ce98">
            <text:p><text:s text:c="3"/>1,040</text:p>
          </table:table-cell>
          <table:table-cell office:value-type="float" office:value="1003" table:style-name="ce98">
            <text:p><text:s text:c="3"/>1,003</text:p>
          </table:table-cell>
          <table:table-cell office:value-type="float" office:value="37" table:style-name="ce98">
            <text:p><text:s text:c="3"/>37</text:p>
          </table:table-cell>
          <table:table-cell office:value-type="float" office:value="0" table:style-name="ce98">
            <text:p>—</text:p>
          </table:table-cell>
          <table:table-cell office:value-type="float" office:value="974" table:style-name="ce43">
            <text:p><text:s text:c="3"/>974</text:p>
          </table:table-cell>
          <table:table-cell office:value-type="float" office:value="41" table:style-name="ce98">
            <text:p><text:s text:c="3"/>41</text:p>
          </table:table-cell>
          <table:table-cell office:value-type="float" office:value="25" table:style-name="ce99">
            <text:p><text:s text:c="3"/>25</text:p>
          </table:table-cell>
          <table:table-cell office:value-type="float" office:value="1030" table:style-name="ce43">
            <text:p><text:s text:c="3"/>1,03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9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903" table:style-name="ce97">
            <text:p><text:s text:c="3"/>903</text:p>
          </table:table-cell>
          <table:table-cell office:value-type="float" office:value="878" table:style-name="ce98">
            <text:p><text:s text:c="3"/>878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0" table:style-name="ce97">
            <text:p>—</text:p>
          </table:table-cell>
          <table:table-cell office:value-type="float" office:value="865" table:style-name="ce40">
            <text:p><text:s text:c="3"/>865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18" table:style-name="ce96">
            <text:p><text:s text:c="3"/>18</text:p>
          </table:table-cell>
          <table:table-cell office:value-type="float" office:value="893" table:style-name="ce40">
            <text:p><text:s text:c="3"/>893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1173" table:style-name="ce72">
            <text:p><text:s text:c="3"/>1,173</text:p>
          </table:table-cell>
          <table:table-cell office:value-type="float" office:value="1137" table:style-name="ce72">
            <text:p><text:s text:c="3"/>1,137</text:p>
          </table:table-cell>
          <table:table-cell office:value-type="float" office:value="36" table:style-name="ce72">
            <text:p><text:s text:c="3"/>36</text:p>
          </table:table-cell>
          <table:table-cell office:value-type="float" office:value="0" table:style-name="ce72">
            <text:p>—</text:p>
          </table:table-cell>
          <table:table-cell office:value-type="float" office:value="1111" table:style-name="ce43">
            <text:p><text:s text:c="3"/>1,111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21" table:style-name="ce101">
            <text:p><text:s text:c="3"/>21</text:p>
          </table:table-cell>
          <table:table-cell office:value-type="float" office:value="1164" table:style-name="ce46">
            <text:p><text:s text:c="3"/>1,164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7" table:style-name="ce101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南市</text:p>
          </table:table-cell>
          <table:table-cell office:value-type="string" table:style-name="ce44">
            <text:p>男</text:p>
          </table:table-cell>
          <table:table-cell office:value-type="float" office:value="588" table:style-name="ce98">
            <text:p><text:s text:c="3"/>588</text:p>
          </table:table-cell>
          <table:table-cell office:value-type="float" office:value="578" table:style-name="ce98">
            <text:p><text:s text:c="3"/>578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552" table:style-name="ce43">
            <text:p><text:s text:c="3"/>552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586" table:style-name="ce43">
            <text:p><text:s text:c="3"/>586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585" table:style-name="ce97">
            <text:p><text:s text:c="3"/>585</text:p>
          </table:table-cell>
          <table:table-cell office:value-type="float" office:value="559" table:style-name="ce98">
            <text:p><text:s text:c="3"/>559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0" table:style-name="ce97">
            <text:p>—</text:p>
          </table:table-cell>
          <table:table-cell office:value-type="float" office:value="559" table:style-name="ce40">
            <text:p><text:s text:c="3"/>559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578" table:style-name="ce40">
            <text:p><text:s text:c="3"/>57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5" table:style-name="ce96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6">
            <text:p>計</text:p>
          </table:table-cell>
          <table:table-cell office:value-type="float" office:value="1659" table:style-name="ce72">
            <text:p><text:s text:c="3"/>1,659</text:p>
          </table:table-cell>
          <table:table-cell office:value-type="float" office:value="1603" table:style-name="ce72">
            <text:p><text:s text:c="3"/>1,603</text:p>
          </table:table-cell>
          <table:table-cell office:value-type="float" office:value="56" table:style-name="ce72">
            <text:p><text:s text:c="3"/>56</text:p>
          </table:table-cell>
          <table:table-cell office:value-type="float" office:value="0" table:style-name="ce72">
            <text:p>—</text:p>
          </table:table-cell>
          <table:table-cell office:value-type="float" office:value="1577" table:style-name="ce43">
            <text:p><text:s text:c="3"/>1,577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1637" table:style-name="ce46">
            <text:p><text:s text:c="3"/>1,637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18" table:style-name="ce101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857" table:style-name="ce98">
            <text:p><text:s text:c="3"/>857</text:p>
          </table:table-cell>
          <table:table-cell office:value-type="float" office:value="831" table:style-name="ce98">
            <text:p><text:s text:c="3"/>831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0" table:style-name="ce98">
            <text:p>—</text:p>
          </table:table-cell>
          <table:table-cell office:value-type="float" office:value="811" table:style-name="ce43">
            <text:p><text:s text:c="3"/>811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846" table:style-name="ce43">
            <text:p><text:s text:c="3"/>84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0" table:style-name="ce99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0">
            <text:p>女</text:p>
          </table:table-cell>
          <table:table-cell office:value-type="float" office:value="802" table:style-name="ce97">
            <text:p><text:s text:c="3"/>802</text:p>
          </table:table-cell>
          <table:table-cell office:value-type="float" office:value="772" table:style-name="ce98">
            <text:p><text:s text:c="3"/>772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0" table:style-name="ce97">
            <text:p>—</text:p>
          </table:table-cell>
          <table:table-cell office:value-type="float" office:value="766" table:style-name="ce40">
            <text:p><text:s text:c="3"/>766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791" table:style-name="ce40">
            <text:p><text:s text:c="3"/>791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8" table:style-name="ce96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6">
            <text:p>計</text:p>
          </table:table-cell>
          <table:table-cell office:value-type="float" office:value="4507" table:style-name="ce72">
            <text:p><text:s text:c="3"/>4,507</text:p>
          </table:table-cell>
          <table:table-cell office:value-type="float" office:value="4319" table:style-name="ce72">
            <text:p><text:s text:c="3"/>4,319</text:p>
          </table:table-cell>
          <table:table-cell office:value-type="float" office:value="188" table:style-name="ce72">
            <text:p><text:s text:c="3"/>188</text:p>
          </table:table-cell>
          <table:table-cell office:value-type="float" office:value="0" table:style-name="ce72">
            <text:p>—</text:p>
          </table:table-cell>
          <table:table-cell office:value-type="float" office:value="4181" table:style-name="ce72">
            <text:p><text:s text:c="3"/>4,181</text:p>
          </table:table-cell>
          <table:table-cell office:value-type="float" office:value="153" table:style-name="ce72">
            <text:p><text:s text:c="3"/>153</text:p>
          </table:table-cell>
          <table:table-cell office:value-type="float" office:value="173" table:style-name="ce72">
            <text:p><text:s text:c="3"/>173</text:p>
          </table:table-cell>
          <table:table-cell office:value-type="float" office:value="4476" table:style-name="ce46">
            <text:p><text:s text:c="3"/>4,476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23" table:style-name="ce101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臺灣省</text:p>
          </table:table-cell>
          <table:table-cell office:value-type="string" table:style-name="ce13">
            <text:p>男</text:p>
          </table:table-cell>
          <table:table-cell office:value-type="float" office:value="2364" table:style-name="ce99">
            <text:p><text:s text:c="3"/>2,364</text:p>
          </table:table-cell>
          <table:table-cell office:value-type="float" office:value="2254" table:style-name="ce98">
            <text:p><text:s text:c="3"/>2,254</text:p>
          </table:table-cell>
          <table:table-cell office:value-type="float" office:value="110" table:style-name="ce98">
            <text:p><text:s text:c="3"/>110</text:p>
          </table:table-cell>
          <table:table-cell office:value-type="float" office:value="0" table:style-name="ce98">
            <text:p>—</text:p>
          </table:table-cell>
          <table:table-cell office:value-type="float" office:value="2185" table:style-name="ce98">
            <text:p><text:s text:c="3"/>2,185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2346" table:style-name="ce43">
            <text:p><text:s text:c="3"/>2,34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15" table:style-name="ce99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0">
            <text:p>女</text:p>
          </table:table-cell>
          <table:table-cell office:value-type="float" office:value="2143" table:style-name="ce97">
            <text:p><text:s text:c="3"/>2,143</text:p>
          </table:table-cell>
          <table:table-cell office:value-type="float" office:value="2065" table:style-name="ce98">
            <text:p><text:s text:c="3"/>2,065</text:p>
          </table:table-cell>
          <table:table-cell office:value-type="float" office:value="78" table:style-name="ce98">
            <text:p><text:s text:c="3"/>78</text:p>
          </table:table-cell>
          <table:table-cell office:value-type="float" office:value="0" table:style-name="ce98">
            <text:p>—</text:p>
          </table:table-cell>
          <table:table-cell office:value-type="float" office:value="1996" table:style-name="ce98">
            <text:p><text:s text:c="3"/>1,996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2130" table:style-name="ce40">
            <text:p><text:s text:c="3"/>2,130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8" table:style-name="ce96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54" table:style-name="ce93">
            <text:p><text:s text:c="3"/>254</text:p>
          </table:table-cell>
          <table:table-cell office:value-type="float" office:value="246" table:style-name="ce93">
            <text:p><text:s text:c="3"/>246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宜蘭縣</text:p>
          </table:table-cell>
          <table:table-cell office:value-type="string" table:style-name="ce13">
            <text:p>男</text:p>
          </table:table-cell>
          <table:table-cell office:value-type="float" office:value="137" table:style-name="ce38">
            <text:p><text:s text:c="3"/>137</text:p>
          </table:table-cell>
          <table:table-cell office:value-type="float" office:value="131" table:style-name="ce38">
            <text:p><text:s text:c="3"/>131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124" table:style-name="ce26">
            <text:p><text:s text:c="3"/>12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17" table:style-name="ce88">
            <text:p><text:s text:c="3"/>117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8" table:style-name="ce89">
            <text:p><text:s text:c="3"/>108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117" table:style-name="ce89">
            <text:p><text:s text:c="3"/>11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24" table:style-name="ce93">
            <text:p><text:s text:c="3"/>424</text:p>
          </table:table-cell>
          <table:table-cell office:value-type="float" office:value="410" table:style-name="ce93">
            <text:p><text:s text:c="3"/>4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422" table:style-name="ce36">
            <text:p><text:s text:c="3"/>422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縣</text:p>
          </table:table-cell>
          <table:table-cell office:value-type="string" table:style-name="ce13">
            <text:p>男</text:p>
          </table:table-cell>
          <table:table-cell office:value-type="float" office:value="247" table:style-name="ce38">
            <text:p><text:s text:c="3"/>247</text:p>
          </table:table-cell>
          <table:table-cell office:value-type="float" office:value="240" table:style-name="ce38">
            <text:p><text:s text:c="3"/>24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45" table:style-name="ce26">
            <text:p><text:s text:c="3"/>245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77" table:style-name="ce88">
            <text:p><text:s text:c="3"/>177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163" table:style-name="ce89">
            <text:p><text:s text:c="3"/>163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77" table:style-name="ce89">
            <text:p><text:s text:c="3"/>17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12" table:style-name="ce93">
            <text:p><text:s text:c="3"/>412</text:p>
          </table:table-cell>
          <table:table-cell office:value-type="float" office:value="398" table:style-name="ce93">
            <text:p><text:s text:c="3"/>398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374" table:style-name="ce26">
            <text:p><text:s text:c="3"/>37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408" table:style-name="ce36">
            <text:p><text:s text:c="3"/>408</text:p>
          </table:table-cell>
          <table:table-cell office:value-type="float" office:value="0" table:style-name="ce93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苗栗縣</text:p>
          </table:table-cell>
          <table:table-cell office:value-type="string" table:style-name="ce13">
            <text:p>男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197" table:style-name="ce26">
            <text:p><text:s text:c="3"/>197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13" table:style-name="ce88">
            <text:p><text:s text:c="3"/>213</text:p>
          </table:table-cell>
          <table:table-cell office:value-type="float" office:value="209" table:style-name="ce38">
            <text:p><text:s text:c="3"/>209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194" table:style-name="ce89">
            <text:p><text:s text:c="3"/>194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211" table:style-name="ce89">
            <text:p><text:s text:c="3"/>211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074" table:style-name="ce93">
            <text:p><text:s text:c="3"/>1,074</text:p>
          </table:table-cell>
          <table:table-cell office:value-type="float" office:value="1053" table:style-name="ce93">
            <text:p><text:s text:c="3"/>1,053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0" table:style-name="ce93">
            <text:p>—</text:p>
          </table:table-cell>
          <table:table-cell office:value-type="float" office:value="1018" table:style-name="ce26">
            <text:p><text:s text:c="3"/>1,018</text:p>
          </table:table-cell>
          <table:table-cell office:value-type="float" office:value="24" table:style-name="ce93">
            <text:p><text:s text:c="3"/>24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1067" table:style-name="ce36">
            <text:p><text:s text:c="3"/>1,067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5" table:style-name="ce9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彰化縣</text:p>
          </table:table-cell>
          <table:table-cell office:value-type="string" table:style-name="ce13">
            <text:p>男</text:p>
          </table:table-cell>
          <table:table-cell office:value-type="float" office:value="570" table:style-name="ce38">
            <text:p><text:s text:c="3"/>570</text:p>
          </table:table-cell>
          <table:table-cell office:value-type="float" office:value="556" table:style-name="ce38">
            <text:p><text:s text:c="3"/>556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—</text:p>
          </table:table-cell>
          <table:table-cell office:value-type="float" office:value="542" table:style-name="ce26">
            <text:p><text:s text:c="3"/>54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9" table:style-name="ce32">
            <text:p><text:s text:c="3"/>19</text:p>
          </table:table-cell>
          <table:table-cell office:value-type="float" office:value="567" table:style-name="ce26">
            <text:p><text:s text:c="3"/>567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504" table:style-name="ce88">
            <text:p><text:s text:c="3"/>504</text:p>
          </table:table-cell>
          <table:table-cell office:value-type="float" office:value="497" table:style-name="ce38">
            <text:p><text:s text:c="3"/>497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500" table:style-name="ce89">
            <text:p><text:s text:c="3"/>500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43" table:style-name="ce93">
            <text:p><text:s text:c="3"/>243</text:p>
          </table:table-cell>
          <table:table-cell office:value-type="float" office:value="231" table:style-name="ce93">
            <text:p><text:s text:c="3"/>231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0" table:style-name="ce93">
            <text:p>—</text:p>
          </table:table-cell>
          <table:table-cell office:value-type="float" office:value="216" table:style-name="ce26">
            <text:p><text:s text:c="3"/>21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南投縣</text:p>
          </table:table-cell>
          <table:table-cell office:value-type="string" table:style-name="ce13">
            <text:p>男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128" table:style-name="ce38">
            <text:p><text:s text:c="3"/>12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07" table:style-name="ce88">
            <text:p><text:s text:c="3"/>107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99" table:style-name="ce89">
            <text:p><text:s text:c="3"/>99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05" table:style-name="ce89">
            <text:p><text:s text:c="3"/>105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374" table:style-name="ce93">
            <text:p><text:s text:c="3"/>374</text:p>
          </table:table-cell>
          <table:table-cell office:value-type="float" office:value="361" table:style-name="ce93">
            <text:p><text:s text:c="3"/>361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0" table:style-name="ce93">
            <text:p>—</text:p>
          </table:table-cell>
          <table:table-cell office:value-type="float" office:value="327" table:style-name="ce26">
            <text:p><text:s text:c="3"/>327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73" table:style-name="ce36">
            <text:p><text:s text:c="3"/>373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雲林縣</text:p>
          </table:table-cell>
          <table:table-cell office:value-type="string" table:style-name="ce13">
            <text:p>男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197" table:style-name="ce38">
            <text:p><text:s text:c="3"/>197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—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68" table:style-name="ce88">
            <text:p><text:s text:c="3"/>168</text:p>
          </table:table-cell>
          <table:table-cell office:value-type="float" office:value="164" table:style-name="ce38">
            <text:p><text:s text:c="3"/>164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156" table:style-name="ce89">
            <text:p><text:s text:c="3"/>156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167" table:style-name="ce89">
            <text:p><text:s text:c="3"/>167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19" table:style-name="ce93">
            <text:p><text:s text:c="3"/>219</text:p>
          </table:table-cell>
          <table:table-cell office:value-type="float" office:value="208" table:style-name="ce93">
            <text:p><text:s text:c="3"/>208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203" table:style-name="ce26">
            <text:p><text:s text:c="3"/>203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縣</text:p>
          </table:table-cell>
          <table:table-cell office:value-type="string" table:style-name="ce13">
            <text:p>男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104" table:style-name="ce26">
            <text:p><text:s text:c="3"/>10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08" table:style-name="ce88">
            <text:p><text:s text:c="3"/>108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99" table:style-name="ce89">
            <text:p><text:s text:c="3"/>9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108" table:style-name="ce89">
            <text:p><text:s text:c="3"/>10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393" table:style-name="ce93">
            <text:p><text:s text:c="3"/>393</text:p>
          </table:table-cell>
          <table:table-cell office:value-type="float" office:value="362" table:style-name="ce93">
            <text:p><text:s text:c="3"/>362</text:p>
          </table:table-cell>
          <table:table-cell office:value-type="float" office:value="31" table:style-name="ce93">
            <text:p><text:s text:c="3"/>31</text:p>
          </table:table-cell>
          <table:table-cell office:value-type="float" office:value="0" table:style-name="ce93">
            <text:p>—</text:p>
          </table:table-cell>
          <table:table-cell office:value-type="float" office:value="372" table:style-name="ce26">
            <text:p><text:s text:c="3"/>372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屏東縣</text:p>
          </table:table-cell>
          <table:table-cell office:value-type="string" table:style-name="ce13">
            <text:p>男</text:p>
          </table:table-cell>
          <table:table-cell office:value-type="float" office:value="182" table:style-name="ce38">
            <text:p><text:s text:c="3"/>182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—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11" table:style-name="ce88">
            <text:p><text:s text:c="3"/>211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197" table:style-name="ce89">
            <text:p><text:s text:c="3"/>197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" table:style-name="ce87">
            <text:p><text:s text:c="3"/>9</text:p>
          </table:table-cell>
          <table:table-cell office:value-type="float" office:value="209" table:style-name="ce89">
            <text:p><text:s text:c="3"/>20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10" table:style-name="ce93">
            <text:p><text:s text:c="3"/>110</text:p>
          </table:table-cell>
          <table:table-cell office:value-type="float" office:value="95" table:style-name="ce93">
            <text:p><text:s text:c="3"/>95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0" table:style-name="ce93">
            <text:p>—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臺東縣</text:p>
          </table:table-cell>
          <table:table-cell office:value-type="string" table:style-name="ce13">
            <text:p>男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56" table:style-name="ce89">
            <text:p><text:s text:c="3"/>56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7">
            <text:p>—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94" table:style-name="ce93">
            <text:p><text:s text:c="3"/>194</text:p>
          </table:table-cell>
          <table:table-cell office:value-type="float" office:value="169" table:style-name="ce93">
            <text:p><text:s text:c="3"/>169</text:p>
          </table:table-cell>
          <table:table-cell office:value-type="float" office:value="25" table:style-name="ce93">
            <text:p><text:s text:c="3"/>25</text:p>
          </table:table-cell>
          <table:table-cell office:value-type="float" office:value="0" table:style-name="ce93">
            <text:p>—</text:p>
          </table:table-cell>
          <table:table-cell office:value-type="float" office:value="187" table:style-name="ce26">
            <text:p><text:s text:c="3"/>187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花蓮縣</text:p>
          </table:table-cell>
          <table:table-cell office:value-type="string" table:style-name="ce13">
            <text:p>男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—</text:p>
          </table:table-cell>
          <table:table-cell office:value-type="float" office:value="101" table:style-name="ce26">
            <text:p><text:s text:c="3"/>101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1" table:style-name="ce26">
            <text:p><text:s text:c="3"/>10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91" table:style-name="ce88">
            <text:p><text:s text:c="3"/>91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86" table:style-name="ce89">
            <text:p><text:s text:c="3"/>86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91" table:style-name="ce89">
            <text:p><text:s text:c="3"/>91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68" table:style-name="ce93">
            <text:p><text:s text:c="3"/>68</text:p>
          </table:table-cell>
          <table:table-cell office:value-type="float" office:value="65" table:style-name="ce93">
            <text:p><text:s text:c="3"/>65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0" table:style-name="ce93">
            <text:p>—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澎湖縣</text:p>
          </table:table-cell>
          <table:table-cell office:value-type="string" table:style-name="ce13">
            <text:p>男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28" table:style-name="ce89">
            <text:p><text:s text:c="3"/>2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82" table:style-name="ce93">
            <text:p><text:s text:c="3"/>182</text:p>
          </table:table-cell>
          <table:table-cell office:value-type="float" office:value="174" table:style-name="ce93">
            <text:p><text:s text:c="3"/>174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0" table:style-name="ce93">
            <text:p>—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基隆市</text:p>
          </table:table-cell>
          <table:table-cell office:value-type="string" table:style-name="ce13">
            <text:p>男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80" table:style-name="ce88">
            <text:p><text:s text:c="3"/>80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8">
            <text:p>—</text:p>
          </table:table-cell>
          <table:table-cell office:value-type="float" office:value="72" table:style-name="ce89">
            <text:p><text:s text:c="3"/>72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368" table:style-name="ce93">
            <text:p><text:s text:c="3"/>368</text:p>
          </table:table-cell>
          <table:table-cell office:value-type="float" office:value="357" table:style-name="ce93">
            <text:p><text:s text:c="3"/>357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364" table:style-name="ce36">
            <text:p><text:s text:c="3"/>364</text:p>
          </table:table-cell>
          <table:table-cell office:value-type="float" office:value="0" table:style-name="ce93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市</text:p>
          </table:table-cell>
          <table:table-cell office:value-type="string" table:style-name="ce13">
            <text:p>男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181" table:style-name="ce38">
            <text:p><text:s text:c="3"/>18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173" table:style-name="ce26">
            <text:p><text:s text:c="3"/>17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82" table:style-name="ce88">
            <text:p><text:s text:c="3"/>182</text:p>
          </table:table-cell>
          <table:table-cell office:value-type="float" office:value="176" table:style-name="ce38">
            <text:p><text:s text:c="3"/>176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171" table:style-name="ce89">
            <text:p><text:s text:c="3"/>171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82" table:style-name="ce89">
            <text:p><text:s text:c="3"/>18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92" table:style-name="ce93">
            <text:p><text:s text:c="3"/>192</text:p>
          </table:table-cell>
          <table:table-cell office:value-type="float" office:value="190" table:style-name="ce93">
            <text:p><text:s text:c="3"/>190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市</text:p>
          </table:table-cell>
          <table:table-cell office:value-type="string" table:style-name="ce13">
            <text:p>男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3" table:style-name="ce26">
            <text:p><text:s text:c="3"/>9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98" table:style-name="ce88">
            <text:p><text:s text:c="3"/>98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93" table:style-name="ce89">
            <text:p><text:s text:c="3"/>93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97" table:style-name="ce89">
            <text:p><text:s text:c="3"/>97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47">
            <text:p>計</text:p>
          </table:table-cell>
          <table:table-cell office:value-type="float" office:value="117" table:style-name="ce72">
            <text:p><text:s text:c="3"/>117</text:p>
          </table:table-cell>
          <table:table-cell office:value-type="float" office:value="115" table:style-name="ce72">
            <text:p><text:s text:c="3"/>115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108" table:style-name="ce43">
            <text:p><text:s text:c="3"/>108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0" table:style-name="ce101">
            <text:p>—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福建省</text:p>
          </table:table-cell>
          <table:table-cell office:value-type="string" table:style-name="ce44">
            <text:p>男</text:p>
          </table:table-cell>
          <table:table-cell office:value-type="float" office:value="64" table:style-name="ce98">
            <text:p><text:s text:c="3"/>64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63" table:style-name="ce43">
            <text:p><text:s text:c="3"/>6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53" table:style-name="ce97">
            <text:p><text:s text:c="3"/>53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46" table:style-name="ce40">
            <text:p><text:s text:c="3"/>46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53" table:style-name="ce40">
            <text:p><text:s text:c="3"/>5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10" table:style-name="ce93">
            <text:p><text:s text:c="3"/>110</text:p>
          </table:table-cell>
          <table:table-cell office:value-type="float" office:value="108" table:style-name="ce93">
            <text:p><text:s text:c="3"/>108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金門縣</text:p>
          </table:table-cell>
          <table:table-cell office:value-type="string" table:style-name="ce13">
            <text:p>男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7">
            <text:p>—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連江縣</text:p>
          </table:table-cell>
          <table:table-cell office:value-type="string" table:style-name="ce13">
            <text:p>男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0">
            <text:p>女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6"/>
          <table:table-cell table:number-columns-repeated="2" table:style-name="ce85"/>
          <table:table-cell table:number-columns-repeated="3" table:style-name="ce1"/>
          <table:table-cell office:value-type="string" table:style-name="ce84">
            <text:p>內政部戶政司 民國104年6月4日編製</text:p>
          </table:table-cell>
          <table:table-cell table:number-columns-repeated="16372"/>
        </table:table-row>
        <table:table-row table:style-name="ro8">
          <table:table-cell table:style-name="ce83"/>
          <table:table-cell table:style-name="ce1"/>
          <table:table-cell table:style-name="ce82"/>
          <table:table-cell table:number-columns-repeated="16381" table:style-name="ce1"/>
        </table:table-row>
        <table:table-row table:style-name="ro8">
          <table:table-cell table:style-name="ce81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160" table:style-name="ta3">
        <table:table-source xlink:href="file:///C:/Users/moi0662/AppData/Local/Microsoft/Windows/Temporary%20Internet%20Files/Content.IE5/JBFYIXYD/新表號02,07~11-連結(公式)檔104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RCRP0C1D0" table:style-name="ta3">
        <table:table-source xlink:href="file:///C:/Users/moi0662/AppData/Local/Microsoft/Windows/Temporary%20Internet%20Files/Content.IE5/JBFYIXYD/新表號02,07~11-連結(公式)檔104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RCRP0C1E0" table:style-name="ta3">
        <table:table-source xlink:href="file:///C:/Users/moi0662/AppData/Local/Microsoft/Windows/Temporary%20Internet%20Files/Content.IE5/JBFYIXYD/新表號02,07~11-連結(公式)檔104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8結婚-年月別_+計" table:style-name="ta3">
        <table:table-source xlink:href="file:///C:/Users/moi0662/AppData/Local/Microsoft/Windows/Temporary%20Internet%20Files/Content.IE5/JBFYIXYD/新表號02,07~11-連結(公式)檔104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8-縣市別+計" table:style-name="ta3">
        <table:table-source xlink:href="file:///C:/Users/moi0662/AppData/Local/Microsoft/Windows/Temporary%20Internet%20Files/Content.IE5/JBFYIXYD/新表號02,07~11-連結(公式)檔104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8-設籍情形+計" table:style-name="ta3">
        <table:table-source xlink:href="file:///C:/Users/moi0662/AppData/Local/Microsoft/Windows/Temporary%20Internet%20Files/Content.IE5/JBFYIXYD/新表號02,07~11-連結(公式)檔104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9離婚-年月別+計" table:style-name="ta3">
        <table:table-source xlink:href="file:///C:/Users/moi0662/AppData/Local/Microsoft/Windows/Temporary%20Internet%20Files/Content.IE5/JBFYIXYD/新表號02,07~11-連結(公式)檔104.5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9縣市別_+計" table:style-name="ta3">
        <table:table-source xlink:href="file:///C:/Users/moi0662/AppData/Local/Microsoft/Windows/Temporary%20Internet%20Files/Content.IE5/JBFYIXYD/新表號02,07~11-連結(公式)檔104.5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09設籍情形+計" table:style-name="ta3">
        <table:table-source xlink:href="file:///C:/Users/moi0662/AppData/Local/Microsoft/Windows/Temporary%20Internet%20Files/Content.IE5/JBFYIXYD/新表號02,07~11-連結(公式)檔104.5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10戶籍登記-年月別" table:style-name="ta3">
        <table:table-source xlink:href="file:///C:/Users/moi0662/AppData/Local/Microsoft/Windows/Temporary%20Internet%20Files/Content.IE5/JBFYIXYD/新表號02,07~11-連結(公式)檔104.5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10縣市別" table:style-name="ta3">
        <table:table-source xlink:href="file:///C:/Users/moi0662/AppData/Local/Microsoft/Windows/Temporary%20Internet%20Files/Content.IE5/JBFYIXYD/新表號02,07~11-連結(公式)檔104.5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0662/AppData/Local/Microsoft/Windows/Temporary%20Internet%20Files/Content.IE5/JBFYIXYD/新表號02,07~11-連結(公式)檔104.5.xls'#11遷徙" table:style-name="ta3">
        <table:table-source xlink:href="file:///C:/Users/moi0662/AppData/Local/Microsoft/Windows/Temporary%20Internet%20Files/Content.IE5/JBFYIXYD/新表號02,07~11-連結(公式)檔104.5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6-05T01:14:48Z</meta:creation-date>
    <dc:date>2017-09-30T07:46:19Z</dc:date>
  </office:meta>
</office:document-meta>
</file>